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1451in" fo:margin-left="-0.0417in" fo:margin-top="0in" fo:margin-bottom="0in" table:align="left"/>
    </style:style>
    <style:style style:name="Table1.A" style:family="table-column">
      <style:table-column-properties style:column-width="0.7382in"/>
    </style:style>
    <style:style style:name="Table1.B" style:family="table-column">
      <style:table-column-properties style:column-width="4.406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2"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3"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officeooo:paragraph-rsid="0012d7a5" fo:background-color="transparent" loext:padding="0in" loext:border="none"/>
    </style:style>
    <style:style style:name="P6" style:family="paragraph" style:parent-style-name="Heading_20_2">
      <loext:graphic-properties draw:fill-gradient-name="gradient" draw:fill-hatch-name="hatch"/>
      <style:paragraph-properties fo:margin-top="0in" fo:margin-bottom="0in" style:contextual-spacing="true"/>
      <style:text-properties fo:font-weight="bold" style:font-weight-asian="bold" style:font-weight-complex="bold"/>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8" style:family="paragraph" style:parent-style-name="Heading_20_2">
      <loext:graphic-properties draw:fill-gradient-name="gradient" draw:fill-hatch-name="hatch"/>
      <style:paragraph-properties fo:margin-top="0in" fo:margin-bottom="0in" style:contextual-spacing="true"/>
      <style:text-properties fo:font-weight="bold" officeooo:rsid="0010d860" officeooo:paragraph-rsid="0010d860" style:font-weight-asian="bold" style:font-weight-complex="bold"/>
    </style:style>
    <style:style style:name="P9"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0" style:family="paragraph" style:parent-style-name="Standard">
      <loext:graphic-properties draw:fill-gradient-name="gradient" draw:fill-hatch-name="hatch"/>
      <style:paragraph-properties fo:margin-top="0in" fo:margin-bottom="0in" style:contextual-spacing="true"/>
      <style:text-properties fo:font-weight="normal" officeooo:paragraph-rsid="00143aaf" style:font-weight-asian="normal" style:font-weight-complex="normal"/>
    </style:style>
    <style:style style:name="P1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2"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2d7a5" officeooo:paragraph-rsid="0012d7a5" fo:background-color="transparent" style:font-size-asian="13pt" style:font-size-complex="13pt" loext:padding="0in" loext:border="none"/>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5" style:family="paragraph" style:parent-style-name="Standard">
      <loext:graphic-properties draw:fill-gradient-name="gradient" draw:fill-hatch-name="hatch"/>
      <style:paragraph-properties fo:margin-top="0in" fo:margin-bottom="0in" style:contextual-spacing="true"/>
    </style:style>
    <style:style style:name="P1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Liberation Serif" fo:font-size="12pt" fo:letter-spacing="normal" fo:font-style="normal" fo:font-weight="normal" officeooo:rsid="00138a98" officeooo:paragraph-rsid="0010d860" style:font-size-asian="12pt" style:font-weight-asian="normal" style:font-size-complex="12pt" style:font-weight-complex="normal"/>
    </style:style>
    <style:style style:name="P17"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1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9"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fo:font-weight="normal" style:font-weight-asian="normal" style:font-weight-complex="normal"/>
    </style:style>
    <style:style style:name="P21"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2" style:family="paragraph" style:parent-style-name="Text_20_body">
      <loext:graphic-properties draw:fill-gradient-name="gradient" draw:fill-hatch-name="hatch"/>
      <style:paragraph-properties fo:margin-top="0in" fo:margin-bottom="0in" style:contextual-spacing="true"/>
      <style:text-properties fo:color="#000000" loext:opacity="100%" officeooo:rsid="001a63e3" officeooo:paragraph-rsid="0010d860"/>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background-color="transparent" loext:char-shading-value="0" loext:padding="0in" loext:border="none"/>
    </style:style>
    <style:style style:name="T3" style:family="text">
      <style:text-properties style:font-name="YouTube Sans" fo:font-weight="normal" fo:background-color="transparent" loext:char-shading-value="0" style:font-weight-asian="normal" style:font-weight-complex="normal" loext:padding="0in" loext:border="none"/>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10.5pt" fo:letter-spacing="normal" fo:font-style="normal" fo:font-weight="normal" officeooo:rsid="00138a98"/>
    </style:style>
    <style:style style:name="T6" style:family="text">
      <style:text-properties officeooo:rsid="001a63e3"/>
    </style:style>
    <style:style style:name="T7" style:family="text">
      <style:text-properties officeooo:rsid="0010d860"/>
    </style:style>
    <style:style style:name="T8" style:family="text">
      <style:text-properties fo:color="#000000" loext:opacity="100%"/>
    </style:style>
    <style:style style:name="T9" style:family="text">
      <style:text-properties fo:color="#000000" loext:opacity="100%" fo:font-size="13pt" style:font-size-asian="13pt" style:font-size-complex="13pt"/>
    </style:style>
    <style:style style:name="T10" style:family="text">
      <style:text-properties officeooo:rsid="0010f3db"/>
    </style:style>
    <style:style style:name="T11" style:family="text">
      <style:text-properties officeooo:rsid="0012d7a5"/>
    </style:style>
    <style:style style:name="T12" style:family="text">
      <style:text-properties officeooo:rsid="00138a98"/>
    </style:style>
    <style:style style:name="T13" style:family="text">
      <style:text-properties officeooo:rsid="00143aaf"/>
    </style:style>
    <style:style style:name="T14" style:family="text">
      <style:text-properties officeooo:rsid="0014bd6e"/>
    </style:style>
    <style:style style:name="T15" style:family="text">
      <style:text-properties officeooo:rsid="00166d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nf OrgStream 00<text:span text:style-name="T14">2</text:span> ~ Eugene Leventhal</text:p>
      <text:p text:style-name="P23"/>
      <text:p text:style-name="P23"/>
      <text:p text:style-name="P19"><text:span text:style-name="T1"/></text:p>
      <text:p text:style-name="P13">Presentation <text:span text:style-name="T15">and discussion with</text:span> <text:span text:style-name="T15">Eugene Leventhal on “Decentralization and Smart Contracts.”</text:span></text:p>
      <text:p text:style-name="P14"/>
      <text:p text:style-name="P19"><text:a xlink:type="simple" xlink:href="https://www.smartcontractresearch.org/" text:style-name="Internet_20_link" text:visited-style-name="Visited_20_Internet_20_Link"><text:span text:style-name="T3">https://www.smartcontractresearch.org/</text:span></text:a></text:p>
      <text:p text:style-name="P20"><text:span text:style-name="T2"/></text:p>
      <text:p text:style-name="P23"/>
      <text:p text:style-name="P23"/>
      <text:p text:style-name="P3">Presented by Active Inference Institute in 2022</text:p>
      <text:p text:style-name="P15"/>
      <text:h text:style-name="P4" text:outline-level="1"><text:span text:style-name="T6">Session </text:span>0<text:span text:style-name="T11">0</text:span><text:span text:style-name="T14">2</text:span>.<text:span text:style-name="T10">1</text:span>, <text:span text:style-name="T15">January 21</text:span><text:span text:style-name="T6">, 2022</text:span></text:h>
      <text:p text:style-name="P2"><text:span text:style-name="T8"/></text:p>
      <text:p text:style-name="P2"><text:a xlink:type="simple" xlink:href="https://www.youtube.com/watch?v=eUBT37LMlLo" text:style-name="Internet_20_link" text:visited-style-name="Visited_20_Internet_20_Link"><text:span text:style-name="T9">https://www.youtube.com/watch?v=eUBT37LMlLo</text:span></text:a></text:p>
      <text:p text:style-name="P22"/>
      <text:p text:style-name="P18"/>
      <text:h text:style-name="P6" text:outline-level="2"><text:span text:style-name="T7">SESSION SPEAKER</text:span>S</text:h>
      <text:p text:style-name="P10"><text:span text:style-name="T14">Eugene Leventhal</text:span><text:span text:style-name="T11">, </text:span>Daniel Friedman</text:p>
      <text:p text:style-name="P9"/>
      <text:p text:style-name="P9"/>
      <text:h text:style-name="P7" text:outline-level="2">CONTENTS</text:h>
      <table:table table:name="Table1" table:style-name="Table1">
        <table:table-column table:style-name="Table1.A"/>
        <table:table-column table:style-name="Table1.B"/>
        <table:table-row table:style-name="Table1.1">
          <table:table-cell table:style-name="Table1.A1" office:value-type="string">
            <text:p text:style-name="P11">00:00</text:p>
          </table:table-cell>
          <table:table-cell table:style-name="Table1.A1" office:value-type="string">
            <text:p text:style-name="P12">A Day in the Life of Decentralization</text:p>
          </table:table-cell>
        </table:table-row>
        <table:table-row table:style-name="Table1.1">
          <table:table-cell table:style-name="Table1.A1" office:value-type="string">
            <text:p text:style-name="P11">01:15</text:p>
          </table:table-cell>
          <table:table-cell table:style-name="Table1.A1" office:value-type="string">
            <text:p text:style-name="P12">In the Elevator: Smart Contract Research Forum</text:p>
          </table:table-cell>
        </table:table-row>
        <table:table-row table:style-name="Table1.1">
          <table:table-cell table:style-name="Table1.A1" office:value-type="string">
            <text:p text:style-name="P11">01:57</text:p>
          </table:table-cell>
          <table:table-cell table:style-name="Table1.A1" office:value-type="string">
            <text:p text:style-name="P12">What Does That Actually Mean - to Be Decentralized?</text:p>
          </table:table-cell>
        </table:table-row>
        <table:table-row table:style-name="Table1.1">
          <table:table-cell table:style-name="Table1.A1" office:value-type="string">
            <text:p text:style-name="P11">08:00</text:p>
          </table:table-cell>
          <table:table-cell table:style-name="Table1.A1" office:value-type="string">
            <text:p text:style-name="P12">What Do We Mean By Decentralizing Science?</text:p>
          </table:table-cell>
        </table:table-row>
        <table:table-row table:style-name="Table1.1">
          <table:table-cell table:style-name="Table1.A1" office:value-type="string">
            <text:p text:style-name="P11">16:58</text:p>
          </table:table-cell>
          <table:table-cell table:style-name="Table1.A1" office:value-type="string">
            <text:p text:style-name="P12">The Case for More Uncertainty</text:p>
          </table:table-cell>
        </table:table-row>
        <table:table-row table:style-name="Table1.1">
          <table:table-cell table:style-name="Table1.A1" office:value-type="string">
            <text:p text:style-name="P11">21:02</text:p>
          </table:table-cell>
          <table:table-cell table:style-name="Table1.A1" office:value-type="string">
            <text:p text:style-name="P12">The Voice of Consciousness</text:p>
          </table:table-cell>
        </table:table-row>
        <table:table-row table:style-name="Table1.1">
          <table:table-cell table:style-name="Table1.A1" office:value-type="string">
            <text:p text:style-name="P11">23:31</text:p>
          </table:table-cell>
          <table:table-cell table:style-name="Table1.A1" office:value-type="string">
            <text:p text:style-name="P12">What is decentralization and centralization in the Internet?</text:p>
          </table:table-cell>
        </table:table-row>
        <table:table-row table:style-name="Table1.1">
          <table:table-cell table:style-name="Table1.A1" office:value-type="string">
            <text:p text:style-name="P11">25:59</text:p>
          </table:table-cell>
          <table:table-cell table:style-name="Table1.A1" office:value-type="string">
            <text:p text:style-name="P12">On the Non-Fluxibility of Power</text:p>
          </table:table-cell>
        </table:table-row>
        <table:table-row table:style-name="Table1.1">
          <table:table-cell table:style-name="Table1.A1" office:value-type="string">
            <text:p text:style-name="P11">27:59</text:p>
          </table:table-cell>
          <table:table-cell table:style-name="Table1.A1" office:value-type="string">
            <text:p text:style-name="P12">In the Elevator of Cybernetics</text:p>
          </table:table-cell>
        </table:table-row>
        <table:table-row table:style-name="Table1.1">
          <table:table-cell table:style-name="Table1.A1" office:value-type="string">
            <text:p text:style-name="P11">29:58</text:p>
          </table:table-cell>
          <table:table-cell table:style-name="Table1.A1" office:value-type="string">
            <text:p text:style-name="P12">Decentralization and the Cognitive System</text:p>
          </table:table-cell>
        </table:table-row>
        <table:table-row table:style-name="Table1.1">
          <table:table-cell table:style-name="Table1.A1" office:value-type="string">
            <text:p text:style-name="P11">35:13</text:p>
          </table:table-cell>
          <table:table-cell table:style-name="Table1.A1" office:value-type="string">
            <text:p text:style-name="P12">Where Does Uncertainty Fit Into Active inference?</text:p>
          </table:table-cell>
        </table:table-row>
        <table:table-row table:style-name="Table1.1">
          <table:table-cell table:style-name="Table1.A1" office:value-type="string">
            <text:p text:style-name="P11">36:23</text:p>
          </table:table-cell>
          <table:table-cell table:style-name="Table1.A1" office:value-type="string">
            <text:p text:style-name="P12">On Uncertainty and the Human Dimension</text:p>
          </table:table-cell>
        </table:table-row>
        <table:table-row table:style-name="Table1.1">
          <table:table-cell table:style-name="Table1.A1" office:value-type="string">
            <text:p text:style-name="P11">38:21</text:p>
          </table:table-cell>
          <table:table-cell table:style-name="Table1.A1" office:value-type="string">
            <text:p text:style-name="P12">What is the Uncertainty of Life?</text:p>
          </table:table-cell>
        </table:table-row>
        <table:table-row table:style-name="Table1.1">
          <table:table-cell table:style-name="Table1.A1" office:value-type="string">
            <text:p text:style-name="P11">42:07</text:p>
          </table:table-cell>
          <table:table-cell table:style-name="Table1.A1" office:value-type="string">
            <text:p text:style-name="P12">To maintain persistence, the uncertainty of generative models</text:p>
          </table:table-cell>
        </table:table-row>
        <table:table-row table:style-name="Table1.1">
          <table:table-cell table:style-name="Table1.A1" office:value-type="string">
            <text:p text:style-name="P11">44:25</text:p>
          </table:table-cell>
          <table:table-cell table:style-name="Table1.A1" office:value-type="string">
            <text:p text:style-name="P12">Neuroscience and the Regulation of Attention</text:p>
          </table:table-cell>
        </table:table-row>
        <table:table-row table:style-name="Table1.1">
          <table:table-cell table:style-name="Table1.A1" office:value-type="string">
            <text:p text:style-name="P11">46:57</text:p>
          </table:table-cell>
          <table:table-cell table:style-name="Table1.A1" office:value-type="string">
            <text:p text:style-name="P12">On FOMO and Control of Our Life</text:p>
          </table:table-cell>
        </table:table-row>
        <table:table-row table:style-name="Table1.1">
          <table:table-cell table:style-name="Table1.A1" office:value-type="string">
            <text:p text:style-name="P11">50:49</text:p>
          </table:table-cell>
          <table:table-cell table:style-name="Table1.A1" office:value-type="string">
            <text:p text:style-name="P12">The Case for Decentralization</text:p>
          </table:table-cell>
        </table:table-row>
        <table:table-row table:style-name="Table1.1">
          <table:table-cell table:style-name="Table1.A1" office:value-type="string">
            <text:p text:style-name="P11">59:08</text:p>
          </table:table-cell>
          <table:table-cell table:style-name="Table1.A1" office:value-type="string">
            <text:p text:style-name="P12">Bitcoin and Uncertainty</text:p>
          </table:table-cell>
        </table:table-row>
        <table:table-row table:style-name="Table1.1">
          <table:table-cell table:style-name="Table1.A1" office:value-type="string">
            <text:p text:style-name="P11">1:07:38</text:p>
          </table:table-cell>
          <table:table-cell table:style-name="Table1.A1" office:value-type="string">
            <text:p text:style-name="P12">I Will Never Know Everything</text:p>
          </table:table-cell>
        </table:table-row>
        <text:soft-page-break/>
        <table:table-row table:style-name="Table1.1">
          <table:table-cell table:style-name="Table1.A1" office:value-type="string">
            <text:p text:style-name="P11">1:09:27</text:p>
          </table:table-cell>
          <table:table-cell table:style-name="Table1.A1" office:value-type="string">
            <text:p text:style-name="P12">Inferring the brain with instrumentalism</text:p>
          </table:table-cell>
        </table:table-row>
        <table:table-row table:style-name="Table1.1">
          <table:table-cell table:style-name="Table1.A1" office:value-type="string">
            <text:p text:style-name="P11">1:13:12</text:p>
          </table:table-cell>
          <table:table-cell table:style-name="Table1.A1" office:value-type="string">
            <text:p text:style-name="P12">Inferring the roles of human beings</text:p>
          </table:table-cell>
        </table:table-row>
        <table:table-row table:style-name="Table1.1">
          <table:table-cell table:style-name="Table1.A1" office:value-type="string">
            <text:p text:style-name="P11">1:15:26</text:p>
          </table:table-cell>
          <table:table-cell table:style-name="Table1.A1" office:value-type="string">
            <text:p text:style-name="P12">In the Elevator: The Need for Uncertainty</text:p>
          </table:table-cell>
        </table:table-row>
        <table:table-row table:style-name="Table1.1">
          <table:table-cell table:style-name="Table1.A1" office:value-type="string">
            <text:p text:style-name="P11">1:18:37</text:p>
          </table:table-cell>
          <table:table-cell table:style-name="Table1.A1" office:value-type="string">
            <text:p text:style-name="P12">On Uncertainty in Science</text:p>
          </table:table-cell>
        </table:table-row>
        <table:table-row table:style-name="Table1.1">
          <table:table-cell table:style-name="Table1.A1" office:value-type="string">
            <text:p text:style-name="P11">1:22:38</text:p>
          </table:table-cell>
          <table:table-cell table:style-name="Table1.A1" office:value-type="string">
            <text:p text:style-name="P12">Community size and decentralization</text:p>
          </table:table-cell>
        </table:table-row>
        <table:table-row table:style-name="Table1.1">
          <table:table-cell table:style-name="Table1.A1" office:value-type="string">
            <text:p text:style-name="P11">1:25:05</text:p>
          </table:table-cell>
          <table:table-cell table:style-name="Table1.A1" office:value-type="string">
            <text:p text:style-name="P12">Web 3 and the Need for More DAOs</text:p>
          </table:table-cell>
        </table:table-row>
        <table:table-row table:style-name="Table1.1">
          <table:table-cell table:style-name="Table1.A1" office:value-type="string">
            <text:p text:style-name="P11">1:29:42</text:p>
          </table:table-cell>
          <table:table-cell table:style-name="Table1.A1" office:value-type="string">
            <text:p text:style-name="P12">Wonders of the Web 3: Peer Review</text:p>
          </table:table-cell>
        </table:table-row>
        <table:table-row table:style-name="Table1.1">
          <table:table-cell table:style-name="Table1.A1" office:value-type="string">
            <text:p text:style-name="P11">1:33:14</text:p>
          </table:table-cell>
          <table:table-cell table:style-name="Table1.A1" office:value-type="string">
            <text:p text:style-name="P12">Eugene and Daniel</text:p>
          </table:table-cell>
        </table:table-row>
      </table:table>
      <text:p text:style-name="P15"/>
      <text:p text:style-name="P9"/>
      <text:p text:style-name="P9"/>
      <text:p text:style-name="P9"/>
      <text:h text:style-name="P8" text:outline-level="2">TRANSCRIPT</text:h>
      <text:p text:style-name="P16">00:00 Daniel:</text:p>
      <text:p text:style-name="P16">Organization and today should be a good one because we are here with Eugene who is going to be talking to us about decentralization and smart contracts and all kinds of other things. We also have this interactive whiteboard slash slide deck here. So please write any comments in the chat and as soon as Eugene is back, I'm sure he'll begin his initial presentation. But welcome everybody. Looking forward to seeing your comments in the chat and welcome back your free energy.</text:p>
      <text:p text:style-name="P16">Please provide and introduction and some context and really looking forward to this.</text:p>
      <text:p text:style-name="P16"/>
      <text:p text:style-name="P16">00:43 Eugene:</text:p>
      <text:p text:style-name="P16">Of course, I got so excited to begin with that I closed out the wrong tab. So it's a good beginning but thank you force hosting me, Daniel. Excited to be here with the ActInf Lab and to get to talk a little bit about decentralization and you kind of see where the conversation goes. So definitely really excited to hear what folks are thinking about.</text:p>
      <text:p text:style-name="P16">And so please, at any point, if this isn't going deep enough on any specific term, you want more clarity on anything, please, please feel free to mention it in the chat and we will definitely be happy to bring it up in conversation. So, just to begin, I'm Eugene Leventhal. I'm currently the head of operations at the Smart Contract Research Forum. We're a grant funded organization in the smart contract space or in the Web Three space overall, excuse me. And our focus is very much on helping to advance research around Web Three.</text:p>
      <text:p text:style-name="P16">The starting point for that is just connecting folks from industry and academia and we're exploring a lot of various questions around what is public good infrastructure for research and Web Three, but also for science more broadly.</text:p>
      <text:p text:style-name="P16">01:46 Look like so very happy to talk about smart contract research for Jorge skirts as we locally call it, a nauseam. But yeah, for today the focus is on decentralization itself. I want to take it there. But the thing I wanted to kind of start off with and mention as the genesis of this conversation is the fact that the space of web three, even the term web three, right?</text:p>
      <text:p text:style-name="P16">It's one. I came across this GitHub repo of just all these articles where it's very well known technologists explaining why web free is all a bunch of baloney and then it just makes sense. And in all fairness, there is a lot of enthusiasm in the space that leads to they're probably being more focused on areas that might have rocky grounds than others. But the goal of this session is really to delve into a term that if you've been part of anything blockchain, crypto, web free in any kind of way, you've <text:soft-page-break/>definitely heard the term decentralization thrown around. Because the whole dichotomy and I don't know if it's even fair to call it a dichotomy, because that oversimplifies the idea but at least this idea of a spectrum between there's centralized and somewhere along the line there's decentralized.</text:p>
      <text:p text:style-name="P16">02:56 What does that actually mean to be decentralized? And for me, another thing, which I always love thinking not in binaries, but sort of in spectra. Is decentralization an end point, or is it itself only a certain checkmark on a much wider spectrum where maybe centralization to Bull. PeerToPeer distribution is the actual ends of it, where everything goes through one Parr or goes through everyone in the system. And there's sort of gradients in between.</text:p>
      <text:p text:style-name="P16">But I think we can delve right into more of the technical definition of the architecture or the history of the term of decentralization or something like that. But to zoom out, I kind of like thinking about decentralization from at least two highlevel buckets. One is who are we talking about and the other is what are we talking about? The who pertains to are we talking about owners of a system or users of a system that was users of a system? So those vary greatly, right?</text:p>
      <text:p text:style-name="P16">Because if we're talking about ownership, that's where things like co ops, the whole cooperative ownership movement, I mean, that has had millennia behind it, right?</text:p>
      <text:p text:style-name="P16">03:57 That's where that pertains. But there's also there COVID be a scenario where users use a system that on brain architectures perspective is decentralized in terms of there not being a single point of centralization. I know I still haven't defined it yet, that's intentional. But for the user they could have no ownership in the state.</text:p>
      <text:p text:style-name="P16">So it's not as though we mean decentralized. Decentralization itself does not mean cooperatively owned per se. So let's Seth us apart. Who is actually using it and who is owning the thing that we're talking about? And then when it comes to actually thinking about the what gets decentralized, right?</text:p>
      <text:p text:style-name="P16">I think that's where it's important to think. On the one hand there's the infrastructure layer and more the application layer. And alongside that it's sort of what is the actual domain of whatever we're talking about because infrastructure or application is more of the dimension of kind of architectures, so to say. And the actual domain can be in terms of knowledge, right? Our databases are they with known knowledge?</text:p>
      <text:p text:style-name="P16">04:58 Is that easily accessible? One can argue that libraries, right? The whole goal or a goal of libraries was to make information more accessible. It's taking it away from a single place and opening it up to have more people being able to interact with it and that can relate to knowledge, to decision making or communication, to actual resources. And so I'm kind of dancing around a few of these concepts around decentralization but again, what am I actually talking about?</text:p>
      <text:p text:style-name="P16">Right? So for me it always comes down to if we're talking about decentralization, it needs to be in the context of a system. Decentralization is not just something that appears or disappears. It's only in the context of systems. And when we think of those systems again, are we we can be thinking about and let's just think of this from, say, the what perspective, right?</text:p>
      <text:p text:style-name="P16">Infrastructure apps, what are the actual domain of those infrastructure apps when we talk about those things, centralization or decentralization can relate to power dynamics or who actually gets to make the decision of how all of these things are run.</text:p>
      <text:p text:style-name="P16">06:00 At the end of the day, I know in the Web Three space there's been a lot of exit to do. Just exiting to Community is a more broad term that I believe came from Nathan Schneider and some other folks working on. Now, the project exits to community, but the whole idea of how can we actually let some <text:soft-page-break/>of the decision making and knowledge creation in our community be both owned by and used by the same set of folks and kind of keep expanding that set? And I think that's a lovely concept, but a lot of the time decentralization, at least from some of the conversations around Web three that I hear, they start conflating a lot of things and which is why I like breaking it down to, well, are we actually talking about the owners and users and are we talking to the infrastructure app layer or and what is the actual domain of those things?</text:p>
      <text:p text:style-name="P16">And once you map that out, then you can start being a little more nuanced in trying to break out what exactly it is we want to explore the idea of decentralizing. Because the decentralization and power go hand in.</text:p>
      <text:p text:style-name="P16">07:01 And but again, you need to be more specific in your terms and thinking about which part of a system you actually want to expand that scope of power around. Otherwise it can be very tough to build the necessary requirements of culture and community around this. Because again, if you are trying to truly decentralize something, that means you're going off to let more people have power in the system and more people, it just equals more messiness, right?</text:p>
      <text:p text:style-name="P16">And that's not a judgment call, I think, at least for anyone who is genuinely trying to make a decision with one other people or with 100 other people. And let me know the scenario where it's easier with 100 and with the one, and I'm sure you can always find an exception. Right. But as a rule of thumb, that does seem to hold. And so that's kind of one thing I wanted to start with in terms of decentralization overall and this kind of diffusion of power, and again, being particular with the terms of where in the system are we thinking of power and for whom does that power apply or apply to.</text:p>
      <text:p text:style-name="P16">And now that we've gotten at least some kind of a baseline of decentralization, now let's jump into what do I actually mean when I say something like decentralizing science?</text:p>
      <text:p text:style-name="P16">08:09 Because if you've been following some random or not random, but you've been following certain niches of crypto Twitter, which I recognize crypto Twitters are niche among niches, but you might have seen the terms DCM coming up. I think September, October was the first time I believe I could find some kind of record of it on Twitter. But this is a relatively new term decide decentralizing science or decentralized science. So we're diffusing the power around the creation or the propagation around what of science.</text:p>
      <text:p text:style-name="P16">Science is itself a very high level term that can mean a lot of different things to a lot of people. So I like to think of if we're breaking it down into the highest level but separate parts. There is the actual research side. So there is someone who has an existing base of knowledge, who has a theory about something that is not captured in that base of knowledge and wants to run some kind of tests to somehow amend or append the existing basic knowledge with new information. So that's what I see as the actual research function.</text:p>
      <text:p text:style-name="P16">Then there's the review function.</text:p>
      <text:p text:style-name="P16">09:11 Some people looked into a thing and want to claim that it is true or not. How do we double check that the quality assurance layer over research. And then there's the publication of research which should not be conflated with media or publications overall because research publication as it stands today, and I can't speak this confidently globally, but at least in the states, research publication and usable kind of interactable publication are two very different things. Sort of the Springers, the ACM's, the IEEE, their goal is not to get 10 million hits in academic paper.</text:p>
      <text:p text:style-name="P16">They're working within a very specific system of producing academic research that is connected to the <text:soft-page-break/>existing structures of research and review. When it comes to just pure media there it becomes a lot of the time how do you get it to as many people as possible? Which means how do you sometimes lose the depth of the point to make it easier to digest in a short amount of time, which is inherently contradictory to research, which is let's go as deep as possible on as narrow a set of things as we can to actually learn something or add to some kind of base of knowledge around that more narrow, deep set of things.</text:p>
      <text:p text:style-name="P16">10:21 So in my sort of highlevel pipeline of science there's research which gets reviewed and then it gets published. But that inherently does not capture everything coming out of academia or inherently coming out of any brilliant minds around the planet who have good ideas that should be explore.</text:p>
      <text:p text:style-name="P16">And there's the question of who has access to be doing research in the first place. Right? In the states today. If you're not at the top and top 50 at least research institution. You're not in a top corporation that actually has an R amp D department that's meaningfully funded, which is not the case at all corporations and you're not at a government agency dedicated to research.</text:p>
      <text:p text:style-name="P16">You're probably going to have a hard time having a seat at the table unless you find a way to break into one of those areas. Right? So we can start thinking of, well, do we mean decentralizing research means everyone should get to do research? Maybe I'm not here to sort of give A or an A, but it's starting to think of what do we mean about the power there?</text:p>
      <text:p text:style-name="P16">11:21 Is it who actually gets access to be a researcher?</text:p>
      <text:p text:style-name="P16">Is it who gets to have a call and be part of the decision of what gets funded? Is it something about the actual interaction with the research information? Those are all different aspects of what could we be talking about when we're talking about or changing around the power dynamics around research itself? But again, that's just the first step, because then we just dot two jump to review. Even if we've ironed all that out, we have a clear sense of what it means to decentralize research.</text:p>
      <text:p text:style-name="P16">Well, who is actually going to be responsible for quality assurance? And I think that there's no shortage of information on some of the current challenges in peer review. I don't want to distract myself now, but I can put together a link later when I have a moment. A professor from Carnegie Mellon, Nihar Shaw He, and another professor from CMU, Zac Hinton, did a great joint presentation that I know that their slides are publicly available, that I'll have the link to. They did a great outline of all of the known research studies delving into the current problems with peer review.</text:p>
      <text:p text:style-name="P16">And I don't want to be misquoting, but I think it's somewhere in the 70 to 100 range of academic studies.</text:p>
      <text:p text:style-name="P16">12:26 Just explore very particular problems in peer review, right? So this is not as though I'm someone from outside academia raising a red flag that doesn't exist. Talk to a tenured faculty member and they will probably be the first one to tell you all the problems with the peer review structure of today. So one of the challenges is, if you ask the people who are doing the research to be their own reviewers, there is a clear conflict of interest there.</text:p>
      <text:p text:style-name="P16">If you tell me to produce something and review it, there's reason to believe that I will have the incentive to be light on the review and just push whatever I want to produce. So the separation of those two functions is very important. But the question of should reviewers be anonymous or not? Should reviewers be compensated or not? Again, should everyone be able to be a reviewer?</text:p>
      <text:p text:style-name="P16">Should everyone have a seat at the table of being to review? Or do you need a bare minimum set of qualifications to even be allowed to be a reviewer in whatever a future system of review might be? And <text:soft-page-break/>then finally, there's the aspect of the actual publication of you've done the research, you've gotten it reviewed.</text:p>
      <text:p text:style-name="P16">13:28 Now it has to go somewhere. And at least the current norm.</text:p>
      <text:p text:style-name="P16">A lot of the time in the top research institution is via a journal or conference or some kind of very high level or very esteemed publication. You might have heard the motto, so to say, a publisher parish, which I think is a good encapsulation of the incentive problems around academia for research faculty, where a lot of the time, if you're in the top 1% of institutions. You might be focused on more headline catching research because you might actually be the pipeline where you have the relationships with the largest media organizations and they come to you for some kind of fancy new breaking research on people and the brain. And this is what this means for how all of us the kind of stuff mainstream media likes to oversimplify when it comes to talking about research publicly. On the other side of it, there's also excuse me, with the aspect of publisher Parr that's just in the top 1%.</text:p>
      <text:p text:style-name="P16">14:29 If you go into more of the kind of the Global majority of research distinctions, the game that's being played is different, where it's a volume play, where your ambiguity to progress as a tenured faculty member has pressures on it to see how many things you've actually published that hit some kind of reputable journal. And those are all incentives that make it tough for people to just focus on the purity of the act of review. And there's a whole separate question, right? Does the purity of the act matter? As long as we can figure out a system and function so that we minimize the amount of questionable science that gets put out, what is the bad side of review?</text:p>
      <text:p text:style-name="P16">Research happens that comes to faulty conclusions. No one captures it and someone tries building on it. And that could actually lead to some kind of problems if we think of the hard sciences. Imagine a medical device going out built on a fundamental research premise that is false, right? Like people's lives could actually be at risk in those kind of scenarios.</text:p>
      <text:p text:style-name="P16">So this isn't just some people playing with DFI money online kinds of questions, right? This is science more broadly.</text:p>
      <text:p text:style-name="P16">15:30 But again, that whole cycle of research, review and publish still doesn't actually get to how do we get this research out of the ivory walls of universities into the hands of people who need to build it? How do we actually make this relevant to your average person anywhere on the planet who might wonder, what is the cutting edge of quantum computing have to do with me if I don't even know how to type a line of code or explain how an email gets from my phone to my computer or to anything else? Nor do I care.</text:p>
      <text:p text:style-name="P16">Right? I'm busy with my own life, and I have my own priorities and problems. Why should I care about any of this in the first place? So there's the full research apparatus that we talked about, and a lot of the institutions that do science reporting or any kind of let's actually get this contextualized in larger narratives. What are the actual incentives?</text:p>
      <text:p text:style-name="P16">Aligning them with researchers or them with the public? So there's a number of things in all of these all of these separate nodes of the large system that is science, that themselves have a multitude of different areas where we can explore what decentralization might mean and how.</text:p>
      <text:p text:style-name="P16">16:34 That might impact the people in the system or how that might impact people who don't care about the system at all, but just want to have less suffering, more prosperity in their life. And how does it actually go from theoretical science to genuinely improving people's lives? And the last bit I'll kind of touch on before bringing this to be the actual conversation it's intended to be is more on the behavior <text:soft-page-break/>side.</text:p>
      <text:p text:style-name="P16">Because I know when I first got interested in Blockchain Endowed in the 2016 timeline, it felt very much that there was just so much excitement that we can be at the precipice of making the thing that solves all of humanity's problems. And if you've studied the history of technology or any kind of advances that's a sentiment that is not new. A lot of people had a lot of cutting edge advances at their point in time, thought that oh, this could be the thing that actually ends world hunger or poverty or whatever, right? That it could actually have these mass Global scale positive effects. But especially when it comes to something like decentralization, I feel as though one of the questions that I'm hoping will get into this through conversation but a decentralized world, right?</text:p>
      <text:p text:style-name="P16">17:44 If we have this kind of world where power gets distributed from a very limited set of players to a much wider base of individuals, there's just more uncertainty there, right? Because like it or not and again, look at political governance in the full history there democracies are messier in the sense of decision making because more people have to come together. But there's a lot of benefits of that messiness. I am personally a huge fan of that messiness because I think us working through messiness is that it's the most human thing we can be doing, right? We are a social species and us working through the messiness of coordination is part of the exciting things that we get to build higher order ideas as a species like these laptops we're talking on or any of the other great advances that we now have.</text:p>
      <text:p text:style-name="P16">And so I think at the core of decentralization for me is an increase in uncertainty. And I think that that is something that we don't like talking about a lot in the space. Or at least I have not heard many open discussions about it because it runs counter to human nature and desire and like, let's look at that at a few different dimensions.</text:p>
      <text:p text:style-name="P16">18:50 Let's just think of us as a pure biological creature. Let's take away all of our sociocultural constructs we are just a biological mass.</text:p>
      <text:p text:style-name="P16">Right. I am personally of the camp. I am not a neuroscientist, but in my limited knowledge and following some neuroscientists, I am fully in the camp of the Lisa Feldman, Barretts and the many others who are now part of this growing school. Yeah, our brains are prediction machines that's literally what they evolved to do is to be much better at predicting what's about to happen. And so what does prediction mean?</text:p>
      <text:p text:style-name="P16">It means that we like to model things out. Right? And Lex Friedman has a great series of interviews with Lisa Felbin, Barrett and Yoshibach and a few others that I'd be happy to link to. I just love those three to four hour discussions jumping around neuroscience and consciousness and everything else that, you know, that makes sense to me, that there's these sort of there's cortical columns that are focused on certain activities. There's sort of columns of neurons being bunched together or really of neural nets being bunched together to sort of execute certain functions.</text:p>
      <text:p text:style-name="P16">As you kind of get more and more of these together, you need consolidation functions.</text:p>
      <text:p text:style-name="P16">19:53 Right. And we have models at all different kinds of levels, ranging from very narrowly focused ones to, like, hey, what do I want to do with my life tomorrow or a year from now? Those are very complicated modeling exercises, but our brain are constantly trying to model. And modeling means you're trying to limit uncertainty and create an actual projection into the future of what might happen.</text:p>
      <text:p text:style-name="P16">And why does centralization show up in a lot of sociocultural environments? Because there's efficiency to centralization. Right. If one person gets to make all the calls, assuming they are good at making calls <text:soft-page-break/>and they're a good person with or that they are shooting towards a beneficial end right. We will all be able to move more quickly with that one, as opposed to 100 trying to make that decision.</text:p>
      <text:p text:style-name="P16">So a lot of this natural evolution has pushed us to want to minimize uncertainty, and yet we are inherently trying to introduce a cultural element that actually increases uncertainty, which, for me, again, is very just counter our biology.</text:p>
      <text:p text:style-name="P16">20:54 And I think that we don't just have to think on that level of our brain as prediction machines. And along those lines, right. How easy is it right at the start of my day? And I'll just use personal example as an abstraction right at the start of my day, especially as someone with chronic sleep issues and whatever, I start every day at the center of my universe, right?</text:p>
      <text:p text:style-name="P16">And I have to be intentional about reminding myself that that voice inside my head, that's yapping as soon as my eyes open up, that is not the entirety of me. That's actually one of the nodes that constitute the entire being and system that is Eugene. But at the end of the day, that's the thing that I hear first and foremost. And it's very easy for me to just get caught up in the emotionality of whatever that voice is yammering on about and to pretend that I need to be going with it wherever it's taking me, where I have the ability through meditation, mindfulness, through all different kinds of practices, to be like, time out. Let's go ahead and quiet that voice.</text:p>
      <text:p text:style-name="P16">Let's listen to other modes. Let's listen to other modes in the system of Eugene. And for me, decentralization is a psychological concept too.</text:p>
      <text:p text:style-name="P16">21:57 If we think of ourselves as a system, do I just give credence to the centralized view of the voice of consciousness or do I actually try to have a more decentralized view of my being where I'm listening to every single node that is part of my constitution? Right before I started meditating, I never actually thought about how does my back feel against the chair that I'm sitting in as I'm right these little elements of focusing attention and being intentional.</text:p>
      <text:p text:style-name="P16">I think those two words of intention and attention are so important for where behavioral level change begins. And what I don't see enough of in this space or in a lot of spaces is the bridge between behavior level change and high level philosophy. So that's really why I wanted to have this discussion today, is because I'm happy to spouse on Bleu in the face of my views on why certain decentralization is great and good for humanity and all this other stuff. But at the end of the day, you can have the best philosophical theory in the history of humanity and if you don't actually know how to get a single person to start taking a step towards it, is it really useful. So for me, I love jumping between the two, between what can I do to be a better collective citizen of the groups and systems that I'm in and jump to?</text:p>
      <text:p text:style-name="P16">23:04 What does that Dean to inform my philosophy of life? And what is the link between those two? And how do I get a feedback loop going and not just punting off to philosophizing and abstracting, which is much easier than the lower level of understanding myself, emotions and all of the internal world side? So that's kind of that might have gone on a little longer than I intended, but that's where I'd like to kind of kick us off.</text:p>
      <text:p text:style-name="P16"/>
      <text:p text:style-name="P16">23:31 Daniel:</text:p>
      <text:p text:style-name="P16">Okay, great. Thank you for the introduction and opening set of ideas. A lot of places to jump in there.</text:p>
      <text:p text:style-name="P16">Did you ever get to what the centralization is? Let's return to maybe that.</text:p>
      <text:p text:style-name="P16"/>
      <text:p text:style-name="P16"><text:soft-page-break/>23:50 Eugene:</text:p>
      <text:p text:style-name="P16">Yeah, sure.</text:p>
      <text:p text:style-name="P16"/>
      <text:p text:style-name="P16">23:51 Daniel:</text:p>
      <text:p text:style-name="P16">Let's hop into a few other places.</text:p>
      <text:p text:style-name="P16"/>
      <text:p text:style-name="P16">23:53 Eugene:</text:p>
      <text:p text:style-name="P16">Absolutely.</text:p>
      <text:p text:style-name="P16">Yeah. So I like to think of decentralization, right. The overly simple view of it is it's a diffusion of power in a system and that's where I came back to power for whom over whom and of what, and the whom and the what are very important there. But effectively it's taking power from a single source and sharing it out. Most simple version, think of a kingdom under literally a single King or queen, right?</text:p>
      <text:p text:style-name="P16">They get power over everything. A democracy, such as the let's say American democracy, we have three different branches. We have a bunch of people in each of the branches that's trying to take a step towards decentralizing power away from a single person to a larger set. And then you can argue that like truly communal living or certain versions of Antarctic living where there is no it's kind of a leaderless true organization where everyone has equal power. That might be on sort of the other end of the spectrum of sort of true everyone is on I don't know if everyone is on the same level but like this peer to peer system on the one end and more of a truly centralized everything comes out of one node on the other end.</text:p>
      <text:p text:style-name="P16"/>
      <text:p text:style-name="P16">25:00 Daniel:</text:p>
      <text:p text:style-name="P16">So I wrote down does that change the nature of the system? If we have one set of rules or one state that we're in, or an area of state space for some system features and one person has all of the tokens and then the system changes. So that the distinctions. The nonequilibrium steady state, like we might say, active inference lab is at a new normal, it's at a new stationarity or metastationarity. It's kind of like isn't that a different system?</text:p>
      <text:p text:style-name="P16">So even implying that power can be spread out, it's a non function asset and it's an irreversible asset, time dependent one too. These are just like some of the as we open the conversation, I think, today, but also on a broader time scale. There are the known unknowns and then there's the unknown unknowns and we're going to bump up against all of them.</text:p>
      <text:p text:style-name="P16"/>
      <text:p text:style-name="P16">25:59 Eugene:</text:p>
      <text:p text:style-name="P16">Yeah. And I really like that I've never used this term exactly, but I really like that you put it together, the non fungibility of power.</text:p>
      <text:p text:style-name="P16">Because I think that's an interesting and important one to recognize. Because being aware of that, especially for people who are actively designing a system and who are the first ones building it, you inherently are going to have way too much power in that system, whether or not you want that power. I think let's say Battalibuteran and Ethereum is a great example, right? He doesn't want to write. I don't know him personally, I don't want to speak on his behalf, but I have a lot of reason to believe that he is not looking to be the authoritarian over Ethereum.</text:p>
      <text:p text:style-name="P16">Right? That is my genuine view of that based on all of the reading and following of the space that I've <text:soft-page-break/>done. But Vitalik says something and everyone in the space listens and that might have impact on Ethereum price, right? So there are these relationships, whether or not you like it, but at the same time there's also as a person designing these systems, you have to be willing to recognize that in order to gain efficiency.</text:p>
      <text:p text:style-name="P16">27:00 At a certain point, I actually might need to centralize the power under me, but design the system in a way so that I cannot maintain it over time, and how to give away power and make sure that you don't have the ability to usurp it again, is very interesting from a system design perspective.</text:p>
      <text:p text:style-name="P16">And even if you came into this discussion thinking, like, why change a joke? But three is a joke. Sure it's an open question. How much usefulness is going to come out of this on a hundred thousand year timeline? I'm open and understanding of the lack of clarity of the future, but I just think the space, at least Dows, are worth paying attention to, because I don't see anywhere else where there's so much open experimentation in that direction of supposedly saying we're here to diffuse power and then watching the actual social dynamics play and system structuring around it.</text:p>
      <text:p text:style-name="P16">So that's one of the reasons of calls of like just don't check out some doubts. It's fascinating social experiments if nothing else.</text:p>
      <text:p text:style-name="P16"/>
      <text:p text:style-name="P16">27:59 Daniel:</text:p>
      <text:p text:style-name="P16">A few thoughts. One thing is I lived in cooperatives for many years and so it's just so interesting to see some of those traditions and failure modes and patterns translated. And I know it's a big theme in web three where the first steps involve translating like what has already been done.</text:p>
      <text:p text:style-name="P16">Okay, oh you've worked in an office before, well now you're in a virtual office and then the future steps can be elaborations that take you into a different direction or use something that couldn't have been engineered in the physical world. So we're beginning to form the motifs and the grammar for describing organizational patterns, design patterns and atlases of risk for organizations. And before there was money attached to numbers, it was probably hard to do counterfactuals and longterm tracking of money quantitatively. And if your decision making is based upon a secret handshake, well then it might be so esoteric that it has never been investigated.</text:p>
      <text:p text:style-name="P16">29:06 Doesn't mean it doesn't work, it's just that now we're implementing computational governance, hashtag metagov and implementing programmable money and involved in totally surveillance Communications.</text:p>
      <text:p text:style-name="P16">Oh, just vote on this poll. Well now you have the time and did someone vote and unvote and agent into so many other pieces that weren't there in the paper ballot and that wasn't there until that was there. So it's a whole new set of observations that are coming in about systems that we had already been engaged in. But then where you get that second level cybernetics and complexity is when we're modifying the system with new affordance, new ways we can modify and then that's feeding back into like very rapid change but by no means even maximal.</text:p>
      <text:p text:style-name="P16"/>
      <text:p text:style-name="P16">29:58 Eugene:</text:p>
      <text:p text:style-name="P16">Yeah so what you mentioned earlier on with the first question or with the whole idea once you start decentralizing is that even the same system at that point, right?</text:p>
      <text:p text:style-name="P16">Once you change sort of the power dynamics can it be argued that we're looking at something fundamentally different there. And I think that part of the exciteer. There's another area that we need to <text:soft-page-break/>explore and define more terminology around in terms of that feedback loop of system architecting, system running and management and culture. Because even if nothing else, I mean, I don't know how nothing would change in the system going from a centralized, decentralized decision making has to open up. Like there are literal operational things that need to go Hinton account to be able to manage more people being involved in certain decision making capacities.</text:p>
      <text:p text:style-name="P16">But at the same time, it inherently requires culture shift, right? And that's where it comes down to that behavioral level change for me, because if it goes from, hey, Daniel is our benevolent dictator in this community and no one questions it, all of a sudden both of us are making choices and so are 50 other people.</text:p>
      <text:p text:style-name="P16">31:04 I now need to be willing and ready to be called out for the appropriate level of responsibility that I hold and like, hey, why'd you do that? That was actually not in line with everything else you've said before and your views on the system. Why are you going anywhere?</text:p>
      <text:p text:style-name="P16">Now I'm accountable. Now I'm responsible. Force my tears. And I just think that I get worried about not enough of that behavioral and human level coverage. And again, one of the things I'm excited about with the current experimentation in Dows when I first got in in 2016, the amount of people, myself included, who were like, oh, Dow's, brand new, shiny, cool thing.</text:p>
      <text:p text:style-name="P16">And this was back in 2016 when there was zero tooling or anything for it. And there were people who were there much well before then even, but there was this view of it's a brand new thing. And then all of a sudden folks and I know, like my colleague Richard Brown at Kirk when he joined Makerdale, he was in one of these positions where it's like, y'all have heard of coops before, right? The tech might be new, but the concept is and you've heard of a coop, right? And people would be like coherent.</text:p>
      <text:p text:style-name="P16">They had never really looked into that background and full history.</text:p>
      <text:p text:style-name="P16">32:07 And so first there's this just catch up of, right, different domains have relative knowledge, but then once these different disparate domains are aligned and this is where I really you called out the medica community that we're both in. And I really love the medicaid community because it's not just a web three governance community. It's a governance community which means people from inherently different backgrounds with inherently different views and different desires of the kind of applications they want to bring this back to are coming together to talk about a topic. And I think once you have those layers of true, interdisciplinary, coordinated, supported action towards trying to change a system, at least that's where I get really excited about people coming together because I do just love those kind of different backgrounds, kind of being able to chime in on some kind of thinking.</text:p>
      <text:p text:style-name="P16">There.</text:p>
      <text:p text:style-name="P16"/>
      <text:p text:style-name="P16">32:57 Daniel:</text:p>
      <text:p text:style-name="P16">A lot of places we could go, as always, but these.org streams at the Academy Flab, it's a multi street culture. There's people who might be familiar with are curious about active inference, but then some of these questions and approaches they're hearing about for the first time, and then there might be somebody who is interested in the governance approaches who might be hearing about active inference for the first time. So that's kind of the fun. But it's the microcosm of how we make decisions and how the differences and what our experiences and perspectives are contribute to something that's bigger than us. And I think that is related to your point about uncertainty and about changes in certainty of different types, which I think we can take some time and think about.</text:p>
      <text:p text:style-name="P16"><text:soft-page-break/>Like, if the plan is big enough for one person to feel like they understand it, there's a limit to the complexity of that plan.</text:p>
      <text:p text:style-name="P16">33:59 If you allow for stigma g, for the ability of the plan to be understood by one person plus their environments like Blueprints or the computer system, it's bigger than that person's one onboard cognition. So that's what a lot of cognitive evidence is call like extended or inactive cognitive processes that can involve physical Parr or modification of the niche. So that's been one trend in neuroscience since the sort of like brain region A connected to brain region B. Still very cool and interesting.</text:p>
      <text:p text:style-name="P16">But one of the important recent trends is people looking into this embodied and extended element, little aside. So you have the project that that one person can operate by themselves. But we're talking about projects that are either requiring multiple expertise, like almost and scientific project, or the case where we not just could use multiple people. We might benefit from.</text:p>
      <text:p text:style-name="P16">35:00 But we're talking about governance, which is like decision making, where it is explicitly about creating a layer where multiple people are harmonizing their view.</text:p>
      <text:p text:style-name="P16">So I think where does uncertainty fit into? That is a fascinating area I'd love to hear more on, because uncertainty is such a core component to active inference and the management of uncertainty. So maybe you could give some thoughts on that and then we can bring it back to active.</text:p>
      <text:p text:style-name="P16"/>
      <text:p text:style-name="P16">35:29 Eugene:</text:p>
      <text:p text:style-name="P16">Yeah, so I think there's a couple of dimension there that I don't want to conflate either. So one thing is that I know personality psychology.</text:p>
      <text:p text:style-name="P16">I feel like let's just go with the big five to avoid. Let's go with the one with the most research behind it. Right? Research, personality, psych, its own big school, a lot of different opinions. That's not necessarily the focus of the current the reason why I'm bringing it up.</text:p>
      <text:p text:style-name="P16">Right. But there is reason to believe there is some biological difference between people. And again, not trying to dive into all of the nuance of that at the moment. But one element is the ease of the ability to deal with something like uncertainty I do not think is biologically uniform. I think there's going to be people who have easier time dealing with uncertainty and people who have harder time dealing with uncertainty and that's just the natural disposition, right?</text:p>
      <text:p text:style-name="P16">Then there's the actual lived environment that they are raised in, grow up in, the culture they're in all of that which also heavily affects that. So a question that I remember Seth Free, who is professor Seth Free who is also in the Medicaid community asked during a podcast we had a coherence panel we had organized last summer.</text:p>
      <text:p text:style-name="P16">36:35 He brought up this idea that he likes to ask people of hey you when you envision your version of Utopia fMRI imaging. I'm butchering his exact example but it was sort of oh yeah, for dow, the perfect dow and envision it as a building. Do you see that building full of people or lacking people?</text:p>
      <text:p text:style-name="P16">And I think the answer to that starts with a big dichotomy of viewpoints around the question of uncertainty. Do you view uncertainty as an inherent human flaw that we have to get rid of the people and create systems that can live in spite of humans? Or do you embrace the fact that uncertainty is just part of who we are and we will never ever, ever get rid of it fully and we just kind of have to be okay with letting the current wash over us and take us where it takes us, right? And I am fundamentally of the camp of like this is all Corey human. I don't think we can automate away human problems.</text:p>
      <text:p text:style-name="P16">So I'm giving my own bias here. I'm very much taking this in the camp of like let's just dig into the <text:soft-page-break/>assumption that these are core human issues and we will have to deal with the human and the human side.</text:p>
      <text:p text:style-name="P16">37:36 So that is an important distinction I want to make because I do think some people are naturally predisposed or now are predisposed due to culture and environment to be like oh, humans are the bane of evidence and what is the Jean Paul Sartre quote? Hell is other people. Right?</text:p>
      <text:p text:style-name="P16">Like there are people who genuinely just have a harder time for a variety of reasons being with humans which adds complexity to uncertainty, right? So I don't ant to pretend that everything else I'm going to say is a blanket statement for others. I myself am a bit of an ambient, I have extraversion, I have introduction but I am fundamentally human in the sense of like I need other humans around me and I will always prefer a messier conversation than no conversation. So that is my bias and predisposition. Hinton answering your question.</text:p>
      <text:p text:style-name="P16">So on the actual side of uncertainty, existence is inherently uncertain. Our parts of us want to create certainty for a variety of reasons, right? Biologically we want certainty so that our brain can be less freaking out about whether or not we're going to die soon.</text:p>
      <text:p text:style-name="P16">38:39 Right. On an evolution scale, that's oversimplifying where, like, your responses and whatnot came from naturally.</text:p>
      <text:p text:style-name="P16">Right. But if you think of it on a sociocultural perspective, those did not naturally evolve over millennia or over millions of years. Right. Those were instituted and provided for a variety of very different perspectives. Right.</text:p>
      <text:p text:style-name="P16">Why we may have been trained that a good worker is someone who shows up to work at 09:00 A.m. And leaves at 05:00 P.m. Or whatever the norms are around whatever you're raised in there are very different pulls and incentives around why that was kind of indoctrinated into your brain. Aside from, oh, this is just how the natural world works. That's also an important gap to recognize because why I love the lens of existential psychology and psychotherapy is that there's more and more research pointing in the direction that once something is a core enough assumption for someone attacking that core assumption feels like you're attacking them as a human being and it feels like it's a fundamental survival environment for them.</text:p>
      <text:p text:style-name="P16">Right.</text:p>
      <text:p text:style-name="P16">39:39 You might have been in a conversation with someone where you ask an opinion where you just really disagree and all of a sudden they get into like hyperdefensive mode and say, whoa, I was just exploring an idea. Why are you I'm not trying to cut your head off like what's happening here, but that's how we respond when people can question certain aspects that are so base to us. So I think that, again and I realize I'm just kind of dancing around the exact question, but just uncertainty is such a hyper complicated topic because on the one hand, it's everywhere and it's fundamentally part of existence. Right.</text:p>
      <text:p text:style-name="P16">This is one thing where it's interesting how psychedelics and Buddhism and implication and all these other dimensions come back to the same thing of, oh yeah, life is super complicated and I'm just never going to get all that. Like, that's cool. And you dot two, learn how to be okay with that and like that's. On the very behavioral, personal level, learning how to deal with uncertainty is not easy for people. I know.</text:p>
      <text:p text:style-name="P16">I have some folks I absolutely adore in my life. Why I tell them all the time, stop being a control freak. You're making your life harder. Right. But that's not easy feedback to give someone and it's kind of <text:soft-page-break/>useless feedback unless you actually sit down and walk them through step by step how to do it and what are the things and when are you going to be uncomfortable and when you're going to be comfortable.</text:p>
      <text:p text:style-name="P16">40:49 So part of the tricky part of uncertainty is that it is inherently uncomfortable and most of us don't want to be more uncomfortable. So how do you learn how to knowledge of where things are going? Like, how do you give up control? How are you okay with knowing I have no clue where my next step is going? And yet you're like, oh no, but this is awesome and amazing.</text:p>
      <text:p text:style-name="P16">That is a series of contradictions internally that is hard to consolidate unless you have the disposition, the privilege and a few other factors in your life to allow you to explore it. And I recognize that I've spent the amount of time digging into these things in the last ten to 15 years because of the specific dynamics that I was born into. Another factor is like I don't want to turn this into a personal outward facing therapy session. I'm happy to disclose those because I think that that's the dimension of connection. Right?</text:p>
      <text:p text:style-name="P16">It does run that deep.</text:p>
      <text:p text:style-name="P16"/>
      <text:p text:style-name="P16">41:45 Daniel:</text:p>
      <text:p text:style-name="P16">Okay, lot to say there. I think it will just sort of retouch on a few points because they're great and they're reflecting upon and also because they are some of the core nodes in active coherence lab contextualizing and implications. So existence is uncertain. You said biologically we want certainty relative to our generative models maintain persistence. So this ties together like a few key things.</text:p>
      <text:p text:style-name="P16">First, the desire for certainty arising of that desire I added relative to generative models, which is an active inference term like a generative model. Just like in statistics, it's a reduced representation of a complex process that spits out numbers. So it's like a generative model of the weather. And then you have one model that takes the data and updates the generative models and then you have a generative model that can create expected data and then compare encoding results.</text:p>
      <text:p text:style-name="P16">42:46 So that's a key part of the predictive brain, the Bayesian brain octaveference.</text:p>
      <text:p text:style-name="P16">And then to maintain persistence is where it ties in with identity and with thermodynamic survival. So that's kind of also on the more technical side, that's what ties us to like non equilibrium thermodynamics now for cultural entities or if we were only a thermobacterium, that uncertainty is tied up with other people. So yes, we also are dealing with uncertainty about other things too. And different people in different situations, different phenomena they deal with. But across the board it's pretty much other people.</text:p>
      <text:p text:style-name="P16">And so that brings up some active themes like having a shared generative models reflected by a shared narrative so that we don't all have to agree what role in the movie we are. But if it's different genre, that doesn't even mean it's bad. It just means that some people might get surprised if that's what they expect.</text:p>
      <text:p text:style-name="P16">43:50 And then some other active things we talk about are like ostensib cue, which are used to signal attention. And then the way that we talk about how and where attention is directed, that's the regime of attention.</text:p>
      <text:p text:style-name="P16">And so when the music stops after the middle of the orchestra but everybody knows that's not the time to clap, what does that say about the culture and about what everyone's attention is? And that's how they signal that they're all part of the same listening community, for example, when they do or don't take the action of copying. So social entities, again, whether it's just social projects like exchanging <text:soft-page-break/>value for shoes or whether we're talking about the social meta, which is the governance and decisionmaking implicitly and explicitly that's where it's such a great topic, Eugene, that you've brought because it is about that individual micro level decision making and regime of attention. I'm scanning a proposal in my web three, you know, dashboard, but my literal pupil gazing and my blood sugar is going to be mattering.</text:p>
      <text:p text:style-name="P16">45:01 And so how can we really think holistically about the regime of attention and the cues and the affordances and all of that for humans who we're designing for?</text:p>
      <text:p text:style-name="P16">We don't want to be in the matrix pods. We want them to have a thriving life which is going to be different for different people. And so it's just such a great nexus that you've brought together. So, any thoughts? And then a few more active points.</text:p>
      <text:p text:style-name="P16"/>
      <text:p text:style-name="P16">45:25 Eugene:</text:p>
      <text:p text:style-name="P16">Oh, yeah, I know, I love that because that directly also ties Hinton and I love the way you articulated that. So thank you for running through that. And also an element that I've been thinking about in the last couple of days, I've feed nicely into that in terms of how do our models get updated in terms of some of the social dynamics and the importance of exposure as a step to better managing uncertainty. I know as someone who like, I'm not a coder. That was not what my parents showed me.</text:p>
      <text:p text:style-name="P16">The process that I went down as a kid, I was not the kind to just figure it out on my own. So I still have this weird fear of technology. Like the first time I need to go do something deeply technical, I'm like, I'm just going to break everything. It's illogical. I know it's biological.</text:p>
      <text:p text:style-name="P16">I've done enough to know that it does not make sense. And each time I do it, it field a little better and sort of my internal models get updated by all the, by deciding to direct my attention and understanding the fact that because this is something my existing models don't know how to accurately predict, I'm going to experience a certain amount of discomfort there.</text:p>
      <text:p text:style-name="P16">46:28 And taking the meta level attention to realize that that's happening is already a great step to being able to work through more and more of that kind of uncertainty and discomfort. Because for me, it's whatever the tools are for individuals that are important to like, hey, are you noticing you're uncomfortable now? Great.</text:p>
      <text:p text:style-name="P16">Next time try to like catch it a little earlier and a little earlier and a little earlier and eventually you'll hopefully start gaining enough of a sense of what series of actions or thoughts leads to an unpleasant state and then being able to modulate certain elements of that. Right. So again, there's also the other dimension of this privilege. I've kind of alluded to it a few times, but I also never want to be critical about these things because we're all coming from vastly different areas of our lives. And I know in times in my life where I was living paycheck to paycheck and barely making ends meet, it's not possible to focus on these higher order things.</text:p>
      <text:p text:style-name="P16">I was very much struggling with that at this point in time. Now that I have a little more luxury and comfort, I'm able to spend my free time pondering in a different way, which I think is also very important to recognize when some of us think about financial distribution and paying it forward and sharing in abundance and all those kind of effective altruism or all these other things.</text:p>
      <text:p text:style-name="P16">47:37 At the end of the day, we all have so many options to just inject a little bit of positivity for someone else. And the more that we choose to do that, the more we can potentially free them up to have a little more room in their cycle in a day to day to put their attention somewhere where it might <text:soft-page-break/>not have been going before. And of course, it's utopia to think of like, oh, I see someone struggling, I do a nice thing, force them great.</text:p>
      <text:p text:style-name="P16">They ponder the philosophy of life as right? Like that's a lovely idea that probably happens almost never, but more realistically because we are inherently social, because coordination is so at the core of what we do and because there's a lot of systems and other pressures around us telling us who we supposedly are and us trying that having to navigate of well, supposedly I'm selfish or I'm collective. Right? Depending on which part of the world you're coming from, that could be a core narrative you hear or all these other dimensions. And all of this just comes back to in my mind like uncertainty equals complexity and control in different areas, right?</text:p>
      <text:p text:style-name="P16">48:37 Because life is wild. I don't even pretend to be able for my brain to be able to grasp the level of complexity and to be able to put it into words because it's just beyond what I am capable of comprehending. But I'm okay with that and being okay with that. And the desire of control of complexity is a much more dangerous thing and directly related to that. It might seem like a tangent, but is the idea of like FOMO or fear of missing out, right?</text:p>
      <text:p text:style-name="P16">It's this control desire of wanting to have like, oh, I know these things, I have to be able to control my schedule so I can get all these supposed desires out of it, right? And the whole idea of knowing yourself and how to really know yourself is a whole separate thread. I'm not going to go down the moment, but I recently heard the term jomo. And not just to give more, whatever terms, but, like, the whole idea of joy, of missing out. To know that, hey, if I'm choosing to be here with you right now, doing this, sure, in the back of my mind, I can cycle through all of the things I chose not to do as a result of this, and I'm missing out on in this window.</text:p>
      <text:p text:style-name="P16">Or I could just be like, no, I'm super freaking lucky that you asked me to be here with you.</text:p>
      <text:p text:style-name="P16">49:38 And we now get to share this experience and whoever hears it, gets to hear it and boom, I've focused all my attention. I don't have to worry about adding all those other things, which in turn, right. The whole idea of fear, of missing out and being always worried and wanting to control these other factors, it just leads to this place. Where you are stealing your own attention from yourself, away from the things that on your deathbed, you might realize were the most important to you.</text:p>
      <text:p text:style-name="P16">And this is also to take another sidestep. Why? In my opinion, meditating on death is very important because that's one of the few things that can help you realize, oh, this is literally the last second. How do I feel about everything that got here? That's one of the only ways, in my opinion, you can deeply understand.</text:p>
      <text:p text:style-name="P16">How truly satisfied are you with the suite of activities you choose to fill your time with. Because a lot of us, we are shackled by things we have to deal with and that is a different set of thinking and emotional judgment that should go to that direction. If you are hyperprivileged and not happy with how you're spending your time, you deserve a very different conversation than someone who is barely making ends meet, putting food on the table for a family of three or whatever. Right. Like, we also have to be realistic with ourselves and know how harsh we should or should not be with ourselves.</text:p>
      <text:p text:style-name="P16">50:42 So I'm happy to go into more like some of my own personal psychological tools on that side, but I don't want to just keep rambling.</text:p>
      <text:p text:style-name="P16"/>
      <text:p text:style-name="P16">50:49 Daniel:</text:p>
      <text:p text:style-name="P16">Well, this is already quite a unique and different discussion on Active. It's really interesting. So few <text:soft-page-break/>thoughts. Uncertainty is the core of decentralization.</text:p>
      <text:p text:style-name="P16">That's what you had brought up earlier and then you connected that to treating each other nicely. So it's up to us on the edge to act infer and serve the way that we expect and prefer. It signals to ourselves, not the least of all, what kind of person we are. Like, are you the kind of person where when the NFD is worth 100, you give five away? Or are you stressed about 130 because it could be higher because it's a number.</text:p>
      <text:p text:style-name="P16">So it's like if we are going to have that different system with decentralization, it will be not just like part of the picture that people are nice to each other on the edges that will be the system. So either we're not in that world, or we are. And so expecting that somebody else is going to redistribute our centralized taxes to do that is at the very least, emboldening that system.</text:p>
      <text:p text:style-name="P16">51:55 And then also it signals to others what kind of people they are expecting to see. If you pull ten red and one Bleu out of an urn, Bayesian statistics works a certain way to update prior.</text:p>
      <text:p text:style-name="P16">It could be very tight precision or very loose precision, but at some point you're going to be like, are there more of this one kind than the other kind? And so that's related to statistics, but also the way that our brain, Bayesian brain, predicted brain, uses things like statistics, and that includes our cognitive biases, as they say. But of course, to bias is to take signal out of the world, so what will those signals be? And then also when we provide people with material support, you're bringing it back to like again, it's not just a solpsistic, single trajectory optimizing strategy. There's like a level of strategy where it's not like the individual must lose because the group has benefited.</text:p>
      <text:p text:style-name="P16">52:56 It's like it's an ensemble and one's agency. And their perception and action, their peripersonal space, has a certain spatial and temporal scale. And if one doesn't care about leaving the future of wasteland, then we can talk about that in this model with their expectation and preferences. Maybe they have other reasons to think that way, but there's a lot there, too.</text:p>
      <text:p text:style-name="P16"/>
      <text:p text:style-name="P16">53:23 Eugene:</text:p>
      <text:p text:style-name="P16">Yeah, I mean, just to start at the end there, I mean, the thing that I think about a lot in that sense is I wish that and I'm just taking Forbes because I believe Forbes, Bloomberg, whoever does the billionaires list, right?</text:p>
      <text:p text:style-name="P16">I wish instead of doing the list of here's the people with the most wealth in their bank account, or that they can just claim their name, goal directed, affiliated with that we tracked who's created the most jobs in the last year, who chaos actually distributed the most wealth on the planet. Like, how many people get to put food on the table that they didn't afford if it wasn't for someone else? Or some kind of other metrics that can be deemed socially impressive, that actually reside on the social dimension and not just thinking of us as individuals. Because the whole I don't want to take us more off the pathway with just like the history and wealth and whatnot in the States and and questions around that. But for me it does.</text:p>
      <text:p text:style-name="P16">One piece of research that I really appreciate in this direction is the OOH. I'm forgetting all of their names, but the group in Siberia, far out in Russia, that starting in the 70s, if not the 80s, did the training of the Arctic foxes to see how quickly and Arctic foxes are notoriously not friendly or pleasant.</text:p>
      <text:p text:style-name="P16">54:35 How quickly can they get them to be fully domesticated? And I believe it was within ten. Generative, if I'm remembering correctly.</text:p>
      <text:p text:style-name="P16">But roughly at the time this is still agent. I mean, especially in the Soviet Union where science was complicated for a variety of reasons, especially anything that had social implications to it and not just <text:soft-page-break/>pure math or physics. But there were not many people at the time who truly thought, yes, you can domesticate a wild animal shortly because there was still much more of the on the human level of we are just rigid creatures. We are the way we are. We don't change.</text:p>
      <text:p text:style-name="P16">So all of a sudden that we saw that, hey, you know, you can actually select very clearly select for certain features that get us there. The interesting question for me becomes what were the features, right? What's the thing that you pick generative to generation for? Selective mating that actually led to a much more domesticated version of the fox. Not that domestication is an end goal, but it is one of the few strands of research that is trying to explore on our evolutionary scale.</text:p>
      <text:p text:style-name="P16">What were the actual features that led to us being such good coordinating creatures up until society and Modern civilization kicked in?</text:p>
      <text:p text:style-name="P16">55:41 Because then things got much more complicated. But there's a very good reason to believe that it's niceness. It's fitness, right? And like think about a social dynamic.</text:p>
      <text:p text:style-name="P16">Sure, there might be the super strong macho, whatever, not even trying to gender it, right? There could be the pure traditional. Like there's the person that can squash everyone else in the system, right? And they think, oh, we all have to defer to that person. But that seems itself to be a social construct, right?</text:p>
      <text:p text:style-name="P16">If you actually look at what decent amounts of scientific literature are starting to point to that it is niceness and that the more we can try to create a system where that is what is rewarded and encouraged. Am I pretending that everyone is going to become nice? No. There's always going to be assholes. There's always going to be people who don't want to play.</text:p>
      <text:p text:style-name="P16">Well, I'm just not going to let that stop me from being nice to other people, right? You can either have someone be mean to you and be like, well why should I bother being nice if they're not going to be nice to me? Or I can be like, yeah, people are people, right? Some are just going to suck. And that's just how it goes.</text:p>
      <text:p text:style-name="P16">Because when you have this much uncertainty, there's no way you can like all of what's in that uncertainty, right?</text:p>
      <text:p text:style-name="P16">56:44 If you can find certain strands of it and just be okay with the complexity of it and find comfort in knowing that I will never solve this riddle, but I get to be part of just playing around and tinkering with it. Like that alone can be really empowering and exciting. So I don't know. For me, I keep trying to reframe niceness as not just like either a thing that your parents taught you to do because that's just the thing that they want you to do, whereas it's thing it's actually socially weak and I don't know, I don't buy Hinton any of that.</text:p>
      <text:p text:style-name="P16">And as someone who enjoys it, I now enjoys genuinely just being nice to people. Or when people are nice to me, it's nice to see that there is research coming out to say, hey, there's reasons on a neural level. Why that feels good but also be on a longer evolutionary scale. Why that is the feature set that we should focus on in system design to actually get us collaborating better together. But that doesn't solve the fact that there's a lot of incentives around not pushing us towards niceness.</text:p>
      <text:p text:style-name="P16">And for me that means if we're trying to create systems where that is a thing we want to optimize towards, but that is in a larger structure where that is not a key priority, that just means we're going to have a tremendous amount of disturbance between those two systems.</text:p>
      <text:p text:style-name="P16">57:57 And if you're trying to fight that good, fight good just in the sense of being kind to each other, it's going to suck, right? There's no way it cannot unless all of these systems break down and we build a new and to me that's a much scarier option. If anything that involves like truly bringing down mass <text:soft-page-break/>Global systems. I don't see how that happens without very intense international affairs that I would personally be okay without seeing.</text:p>
      <text:p text:style-name="P16">So I think that you just have to be unless you truly want World War II and near extinction and then we rebuild from there. I think the only alternative is we just got to suffer through the fact that it's going to take us a while but we'll get there eventually. But just be good to people and a lot of amazing things can happen from there.</text:p>
      <text:p text:style-name="P16"/>
      <text:p text:style-name="P16">58:40 Daniel:</text:p>
      <text:p text:style-name="P16">Wgmi well, thanks for bringing that important perspective. Sometimes it's easy to get caught up in how many papers are written active inference lab and just the rhythm and the micro and that's exactly what you're really calling towards.</text:p>
      <text:p text:style-name="P16">So let me bring it back towards some active core terms and like ideas and let's see where maybe the niceness and some of those ideas come back Hinton play. So we already talked about uncertainty being one of the key factors and that not being like a hot take on contrary an opinion. It's like a de facto understanding that what is happening from a sensory perspective is not mere signal processing and filtering and the way that a one directional neural network process a sense, but actually like an active generative process that's compared to incoming scarce data. That's why we like don't have a blind spot in our eyes and things like that. So that is not contentious.</text:p>
      <text:p text:style-name="P16">59:41 It is a core piece of active inference. However, now in active inference there's action amidst uncertainty and so that's a lot like the action exteroception loop or the Coda loop for those who are familiar with it. And every single cycle, every crank that's run coherence and action are cooccurring. And so there's a few angles to that. First is that we never make a system where we're expecting to do something that it's not enabled to do or vice versa.</text:p>
      <text:p text:style-name="P16">So even just qualitatively before the computers come out, this helps think about how subunits are connected, like if the forager ant is waiting for the introduction from the nurse ant, but the nurse ant doesn't have that affordance. There's a missing piece in the system's design. And so yes, it is going to be a whole nother level of emergence with finetuning that interaction, but just at the level of thinking about what the entities and their connections are and how they influence the niche.</text:p>
      <text:p text:style-name="P16">1:00:42 Action reminds us that action and perception are integrated at that level. Also not unique active coherence Lab very similar to any kind of cybernetics or agent based modeling framework.</text:p>
      <text:p text:style-name="P16">But what is different is the way that we can talk about different types of uncertainty and even things like multiscale uncertainty or for example, uncertainty about events. And there are other talks. I hope people go down the rabbit hole 101 ways because we've talked a lot about different uncertainty formalisms on ActInf Lab and I hope there's a lot more developed on those areas. But just to say that again, one could imagine like using that earlier example of being in a movie in a genre, you can have high precision on the genre, but then maximum uncertainty about what is going to occur next in that. Like a thriller with a stereotypical culture set of music and lights and all of that.</text:p>
      <text:p text:style-name="P16">Or you could know exactly what was happening.</text:p>
      <text:p text:style-name="P16">1:01:43 Oh, it's just counting down the numbers one after another with high precision but not understand the narrative component. So I think to connect it to web whatever and systems design. What is it that we want to reduce our uncertainty on? And how can we really bring our attention to the types of uncertainty that matter for humans affect, for how we feel in our phenomenology and like the system <text:soft-page-break/>uncertainty notes, like if the block arrival time starts getting too wild, we don't want that to go off the rail.</text:p>
      <text:p text:style-name="P16">That's like a technical use of uncertainty minimization and control. But then this embodied perspective on humans as active agents brings the human level of uncertainty in and not everybody wants to be on a live stream, not everybody, even ants to have a say on a decisionmaking proposal. But how could we reduce their uncertainty about what they do expect?</text:p>
      <text:p text:style-name="P16">1:02:47 Arnold Pfeffer and customize that and I think that's where cognitive frameworks like ActInf could come into play.</text:p>
      <text:p text:style-name="P16"/>
      <text:p text:style-name="P16">1:02:55 Eugene:</text:p>
      <text:p text:style-name="P16">Yeah, that's one where I guess it's also important to note that I don't know if the quote unquote average person in web three and I have no clue what that even means.</text:p>
      <text:p text:style-name="P16">But if you pulled there's going to be Denver next month. I would actually this would be a fun study to run if I had the time and energy. You asked 10,000 people or whatever, a certain amount of people are flocking to Denver for this coherence what term is at the core of Web Three? And I actually wonder how many of them would put uncertainty and how many people would tell me I'm a madman for thinking that's the core of decentralization. Because I think that a lot of what I hear at least is the idea of oh, we're adding an automated trust layer, right?</text:p>
      <text:p text:style-name="P16">So that's actually minimizing uncertainty. What are you talking about? We're adding uncertainty. You don't have to trust in people, you can trust in systems, you don't have to trust in a banker, at someone at JPMorgan. You can trust a protocol instead and it's all great.</text:p>
      <text:p text:style-name="P16">I think that right. That goes back to some of the other aspects we're talking about on what level and what part of the system. Because if you're actually talking on technical architectures, yes, you could just have less humans needing to interact at a certain point.</text:p>
      <text:p text:style-name="P16">1:04:00 But if then you're talking the complete set of full human interactions using that protocol. A few years ago, there was a debate on what's more relevant for blockchains off chain governance or on chain governance.</text:p>
      <text:p text:style-name="P16">Can you automate things that it's a quick yay or nay and it's all automatable and it's all interacted purely through code? Or do you need humans talking to each other? And I feel like there are some interest rate going up or down. Yes, sure, those things might be on brain, governance oriented anything that actually involves more complex questions or even more complicated. Right.</text:p>
      <text:p text:style-name="P16">With the distinction. Being complicated is still modelable complex has emergent behavior, even with complicated things that can already kind of get challenging in terms of just getting humans to agree on things. So I am not a big proponent of the goal of all of this being humans have to decide less. I think that, yes, it's always great to you know, there's a few aspects here which I am myself uncertain about.</text:p>
      <text:p text:style-name="P16">1:05:04 Right.</text:p>
      <text:p text:style-name="P16">There's almost an unstoppable force that is more technology, advancements of technology, automation to a certain degree is happening to the world, to us, whether or not we like it. The question is, what are we trying to automate? And I feel like that's still very much an open question. And I don't know, let me see the best way to move this forward. I think at its core, I've heard one thing, the idea of its correlation all the way down in the crypto space or Web Three space, whatever.</text:p>
      <text:p text:style-name="P16">At the end of the day, what is the most base thing that as a species we are doing? We are coordinating <text:soft-page-break/>because if we're already taking forgiven that we exist, there's many of us here and we have desires, then we have to ask, how did we get here? It seems that coordination was a very key part of differentiating us from some of our other ancestral down the line. And so for me, coordinating is inherently uncertain. People being people together is an inherently uncertain task because unless you heavily constrained and force people to be less themselves, if you're telling someone, don't be yourself, be this thing I want you to be, then you're minimizing uncertainty, right?</text:p>
      <text:p text:style-name="P16">1:06:17 You're telling, I don't want Daniel, I want a version of Daniel that I would like to see. That is minimizing uncertainty. But the whole idea of seeing people for who they are and where they're at, right? That's adding complexity, that's adding uncertainty. That's saying, I don't need to know where you're at.</text:p>
      <text:p text:style-name="P16">I just need to recognize the fact that I will never know where you're at because I'm a different human, I have a different lived experience than you. All I can do is, with my limited abilities, try to project and understand what's going on with you and use a mix of empathy, right? Can I just feel those emotions and compassion? Can I rationalize that feeling and do something about it? And for me, compassion is much more important than empathy because empathy is deep and psychologically taxing and very limited in terms of the amount of people we can direct it towards compassion.</text:p>
      <text:p text:style-name="P16">I just finished Dutch Bregman's Human Kind book, right, where he's not as though it's his idea, but the whole idea of rational compassion being much more of a scalable concept than pure empathy. Because if you try to empathize with all people on the planet, that's just not going to work in any way possible, right?</text:p>
      <text:p text:style-name="P16">1:07:17 Rational empathy can be something that we utilize as a more focused, rational compassion. Excuse me. It can be more of a tool in our toolbox to not just fall into tribal camps, but to try to actually think of how can I see your pain as a person who is totally different to me in every way, shape or form as our pain?</text:p>
      <text:p text:style-name="P16">And that kind of reframing is a very, very powerful thing. But I also want to jump back to what you started with because I know it's a given in certain circles, but for me, that's actually part of the problem, is what you were talking about the whole idea that we don't know our realities, our brains or prediction machines, all these like you mentioned, the blind spot. I don't know. Do most people realize that we literally have a blind spot in our vision? And the only reason we still think we always see things is because our brains predict over it effectively?</text:p>
      <text:p text:style-name="P16">And I wonder if you came up to a person on the street and you're like, hey, look around, that's not objective reality. Would they tell you that you're on drugs and crazy? Or would they be like, yes, let's have a scientific dialogue. Right?</text:p>
      <text:p text:style-name="P16">1:08:18 Excuse me for the previous statement, but the point being there people don't react kindly.</text:p>
      <text:p text:style-name="P16">At least I've had that reaction a lot of the time, even with, welleducated, people. So it's not a pure education perspective. And for me, getting people like that comes back to people embracing uncertainty. Right. How do we encourage people to recognize that I fundamentally don't know anything about anything?</text:p>
      <text:p text:style-name="P16">Hopefully through education and a lot of intention about my attention, I will try to learn a few things, but in the grand scheme of collective knowledge, I will never know anything. And that's a weird thing to admit to myself. As much as I really try hard, I can hopefully learn some concepts and framework that broadly apply to whatever environment I find myself in. But in the grand scheme of information, <text:soft-page-break/>even if you have photographic memory, you practically know nothing just because there's so, so much of it. And I don't know, for me, that's also been more of a liberating thought, whereas when I was younger, it was always a very fear based, like, oh, no, that just means work harder.</text:p>
      <text:p text:style-name="P16">Whereas now it's like, no, just embrace the uncertainty, embrace the washing over of I will never do everything.</text:p>
      <text:p text:style-name="P16">1:09:22 So just be intentional about your attention and what you do want to do and make the most out of that. So I feel like I went on a hard tangent on that one that just felt important to call out some.</text:p>
      <text:p text:style-name="P16"/>
      <text:p text:style-name="P16">1:09:33 Daniel:</text:p>
      <text:p text:style-name="P16">Points directly to this. So thank you for sharing it.</text:p>
      <text:p text:style-name="P16">So, yes, there are niches on the Internet or in real life where it is a beginning point that the brain is a predictive entity or at least could be modeled like that which we discussed the difference between instrumentalism are we just applying statistical models and we're just making no claims to the territory? We're just talking about maps, we're like cartographers. Or are we making ontological statements like the brain does? Active inference, realism. Instrumentalism is like, I find it useful to study the brain using this model.</text:p>
      <text:p text:style-name="P16">So if someone used a linear regression, they wouldn't say the brain was a linear regressor. We're doing that with instrumentalism force active. Also, there's realism. So that's like one point to make. But you pointed, like, how some people resist that sense of re align their generative model to this idea that we are experiencing our generative model.</text:p>
      <text:p text:style-name="P16">1:10:40 So I think there's a few pieces. The meta is we've all been wrong before. We've been convinced on something and been wrong. So your emotional conscious experience, which is only the tiniest fraction of the iceberg, just simply can be incorrect by virtue of the way you've had interactions in the past. So it doesn't need to be framed as right or wrong.</text:p>
      <text:p text:style-name="P16">There's some useful components to thinking about the brain as a predictive machine and it gives us unique predictions and explanations. So for people who enjoy those features, this is a useful way to think about the brain. So one example is like vision where the anatomy of the eye is clear that there's a blind spot that's off on the side and also there's different resolution and color perception across the eye. So we're perceiving with our mind, not our eye. But of course input to the retina and light activation matters.</text:p>
      <text:p text:style-name="P16">It just turns out that there's a lot more of an actively updating process and it turns out that's the one that we're perceiving without the blind spot rather than the incoming sensory data and that also applies to our other sensory features.</text:p>
      <text:p text:style-name="P16">1:11:50 What's cool and closes the loop between individual decision making and behavior and like science as a human endeavor is that it turns out that in order to get good information about that generative model, one has to do informed sampling. Like our eyes are circading around, we don't perceive that. So that's another example of why we're perceiving the stable version of vision which is not being received by any sensor and it secretes around the vision to reduce uncertainty goes where there is visual uncertainty. And so that generative model isn't just like a sort of one frame per second of what is predicted to be there, it also carries extra information.</text:p>
      <text:p text:style-name="P16">Where are you uncertain in your visual field?</text:p>
      <text:p text:style-name="P16">So that is like the process of being a scientist where you're getting experimental observations but then <text:soft-page-break/>there's a system you didn't observe. Sometimes you destroy the cell to measure it or you have to kill the animal or whatever it is. But there's observations and then there's the hidden system state.</text:p>
      <text:p text:style-name="P16">1:12:54 And it turns out that that maps onto a lot of statistical models like the partially observable Markov decision processes which integrate that separation between conversation and hidden state inference in the context of action selection. So that's kind of the family that active inference is in.</text:p>
      <text:p text:style-name="P16">And then just the second point was about the empathy and complex online systems. And another active inference term is this thinking through other minds. So it's related to theory of mind just like it sounds. And it's referring to when one's counterfactuals or their cognitive niche based upon how they expect something will be evaluated by others. Like I will do X with my clothing or speech.</text:p>
      <text:p text:style-name="P16">This could be implicit or and explicit selftalk because others will see me this way because my partner will see me this way or because my Tao will see me this way.</text:p>
      <text:p text:style-name="P16">1:13:55 So that helps us get a handle on complex social cognition. If we can have models of cognitive entities that can engage in reflection and have anxiety and then that's where roles in the complex systems might come into play. So you said that roles reduce uncertainty. I agree.</text:p>
      <text:p text:style-name="P16">Sometimes they reduce uncertainty about one node, but then they expand it like you're going to be the saxophone soloist and I'm looking forward to how you improvise then. So it's like we reduce the group's uncertainty, who's going to be the soloist? But then that's what opens up the certainty distribution in another way. We're playing chess. You can have brilliant games of chess because there's constraints and there's like roles, but if people were always mutating the games of chess, there wouldn't be as many classic games because the structure would just be a dot one superficial.</text:p>
      <text:p text:style-name="P16">1:14:57 So roles might be able to help us reduce uncertainty about certain features and then humanize you as, oh, they're a learner in this meeting. Amazing. Citizen science is so great. I love working with people who are just learning about research, and then everyone can feel included in that. Even if it takes them 15 years to learn linear algebra in that one meeting, it could be very okay and nobody would be getting graded, for example.</text:p>
      <text:p text:style-name="P16"/>
      <text:p text:style-name="P16">1:15:26 Eugene:</text:p>
      <text:p text:style-name="P16">Yeah, I think that especially the last element that you were talking about there. I think it's important to stress the difference between embracing uncertainty and maximizing for uncertainty because I feel as though people might unintentionally hear the idea of embracing uncertainty. As that is an implication that more uncertainty is always a good thing. Where I actually think when you're designing a system, if you want people to flourish, giving them too much uncertainty is a debilitating factor. There's the system design component from the actual function of the system, and then there's the culture psychological component around it and on the cultural ecological component.</text:p>
      <text:p text:style-name="P16">That's where as a designer of a system or community or company or whatever, you think of how you set that cultural tone and you by interacting with people in various ways that you do in your organization, you set a certain tone of are you embracing uncertainty or do you always want to, especially if you're the leader in your organization? Do you need to show this passage of like no, I'm always certain on everything.</text:p>
      <text:p text:style-name="P16">1:16:29 Because that actually sets a cultural tone of it's okay to be fakely certain. Right. There's no way you're certain about everything.</text:p>
      <text:p text:style-name="P16">I think every leader is inherently uncertain about things because just of how many options there are. <text:soft-page-break/>But you also need to know when to be okay with that uncertainty and in spite of it, to still be like, no, we're doing this one thing and that's the direction we're headed. That's its own, its own interesting aspect. But I think that when it comes to designing any system, whether it's web, three crypto, whatever, you're carving out an internship for someone like whatever it is. But creating constraints and a sandbox is very important for people's comfort level.</text:p>
      <text:p text:style-name="P16">I think the way I like to think of it is the amount of constraints need to be greater while people are newer to things, and the more they're exposed to it, potentially, the more you can open up for them. Right. Again, not everyone is going to be not everyone thrives in having uncertainty. Some people in need are handheld through it and then they can start thriving. Some people at least I don't have enough evidence over a long enough time period to know.</text:p>
      <text:p text:style-name="P16">1:17:30 But there are some people for whom adding uncertainty just everything collapses and crumbles around them and like, their role in the system just cannot proceed. And if you're building, you can think of dows as these fantastic new heuristic. These are employment opportunities for people, right? Like, people need to buy food and they get it now from decentralized ecosystems in some capacity. So you can't this is where I actually I still am unclear on how I think because if you go to a lot of these communities and you're like, oh, how do I get started?</text:p>
      <text:p text:style-name="P16">Just do stuff, and that's great for the privilege. What happens when someone's like, well, I hate my job. I think I can help you here. I want to help out, but I need you to help me help you out because how else am I going to pay for my kids food tomorrow? And I can't make a change in my ecosystem and I can't just spend I don't know how many hours your listeners have spent trying to get on boarded into various dows.</text:p>
      <text:p text:style-name="P16">It can be a painful experience, right? A lot of these groups were started by a bunch of brilliant people who come together and it's other brilliant people who get pulled in and then all of a sudden when it's, well, what's the ramp way for someone who has no clue what the heck is going on here?</text:p>
      <text:p text:style-name="P16">1:18:33 That was an afterthought and that was kind of produced after the fact when someone complained about it. And once we had enough time and certainty and the is a fascinating concept because you have to know when adding more of it is a good thing versus when adding it is a bad thing. And you have to know from a system design perspective, where do you culturally embrace it versus where do you actively try to get rid of it at all?</text:p>
      <text:p text:style-name="P16">Costa because that's what's going to help your team thrive and you can still embrace it and want to get rid of it in certain areas. Like, those are not inherently contradictory, right? You could be like, I don't know what the next year holds from the market, but in this specific function of operations, I'm going to hyper control this in every possible way so that I know the outcome of high probability. Right. Think of anyone in the supply chain and they tell you where they know what's happening with the resources three years from now, they're lying.</text:p>
      <text:p text:style-name="P16">No one knows what's happening three years from now. Right. But they could model it better than someone else. But in their actual supply chain, they could control that fabricated room so that they literally know every speck of dust in the air. And that might be worth mitigating uncertainty there while still embracing it in the longer content.</text:p>
      <text:p text:style-name="P16"/>
      <text:p text:style-name="P16">1:19:38 Daniel:</text:p>
      <text:p text:style-name="P16">Okay, few points first inactive inference where we put action on important grounding with other kinds <text:soft-page-break/>of inference processes. It's not just uncertainty about the outside world, which of course it's easy to spiral on, it's actually also uncertainty about our action. So huddle I have high precision on my action policy with respect to BTC no matter what color on that site that day. So that helps uncouple and put space between or it's staked, it's locked or it's a multi SIG so that can offload individual level uncertainty and anxiety on to programmatic systems, so then the certainty and systems design. So I don't remember who initially told me this anecdote, but like the people who we today call politicians will say things like we're not going to sleep Anil this happens and it will happen but no one says it's so important the bridge be designed properly that we're not going to sleep and it's a serious issue.</text:p>
      <text:p text:style-name="P16">1:20:42 Yes, lives are on the line, we're building a bridge. So how do we do it? We have bridge management and design and processes around making sure that it actually works. So as governance becomes less about the virtue signal of we're not going to sleep until we figure this out and more about we're actually doing systems engineering, we can treat it more like the bridge and say, yeah, oh, yeah, we're all here. We direct a regime because we care about the people on the bridge and that's why we're doing it this way.</text:p>
      <text:p text:style-name="P16">And so that will be a huge difference than just who can signal loudest. And then just one other point was like research to bring this back to decentralized science and research is a multiyear task. Like I've been doing entomology insect biology and insect genetics for ten years and I'm only beginning in this area so it's cool to be excited about many areas.</text:p>
      <text:p text:style-name="P16">1:21:43 That's why there's always been complexity and it's also going to be openended and love exploring those areas. But for research and application like the cutting edge, it is a multi year upskilling reskilling process.</text:p>
      <text:p text:style-name="P16">If you're not on the cutting edge and on the cutting edge, it's just continually that. Plus sometimes even more so being okay with all of that. And then just recognizing that it's a multi year process and whatever mechanisms for whomever and when and however we need something that's going to not just rapid assemble the bounty team and then do the multi SIG and then leave. Some people might find those opportunities appealing, but we need to recognize that a huge amount of this is going to be a multi year communities and the kinds of relationships and small teams that will only scale if we're all engaged in it.</text:p>
      <text:p text:style-name="P16"/>
      <text:p text:style-name="P16">1:22:38 Eugene:</text:p>
      <text:p text:style-name="P16">Yeah, that makes me particularly think about two aspects kind of community size and temporality of change or the time dimensions of change and on the community size front and again, this is not an area where I think anyone has the answer.</text:p>
      <text:p text:style-name="P16">This. Is just me kind of giving my own views and personal biases here. But I strongly believe in especially just exploring what I've Beren exploring in this world and generally trying to learn in the direction that I've been trying to learn, what I get excited about. Dows is actually providing the digital infrastructure force, a super nuanced Global landscape of communities, of communities where at the end, when it's humans actually organizing and making decisions together actively or at least most on kind of the consumer end. So to say that those are going to be in tiny pockets and above those pockets will be bigger and bigger communities and points of connection that are more Global and bring them all together.</text:p>
      <text:p text:style-name="P16">The whole idea of, say, for something like a supply chain, how can you have a system that you have the <text:soft-page-break/>Global benefits?</text:p>
      <text:p text:style-name="P16">1:23:43 For consumers, it would be great if Amazon covered all of the Global distribution, right? For the people working in those factories, it would not be great for that and possibly for our planet. I don't know their Global footprint well enough. But right there's this idea of how can we get to a point where we have Global efficiency around a variety of topics while still having very localized interaction and nuance?</text:p>
      <text:p text:style-name="P16">And this for me, on a very abstract level, is why decentralization is important. Because we are currently barreling towards a world of more and more centralisation, right, the monopolies, whatever. I don't want to have pointed terms, but you know, companies tend to have more market share. Their only goal is how do we not just grow the pie, but how do we make the biggest share of the pie hours? There's a lot of fundamental incentives that are not the healthiest, so to say.</text:p>
      <text:p text:style-name="P16">But at the same time, having Global efficiency around certain function, such as the supply chain, such as Global money, such as Global identity, would be great. But having those certain infrastructures available on the Global scale is very different than what you would actually the environments you would organize in as an individual.</text:p>
      <text:p text:style-name="P16">1:24:48 And I don't want to be part of 50 million person communities because then I'm going to be overwhelmed and I'm going to have no clue how to navigate it and I have no clue what the heck to doing that. I'm just going to find my core group of people of a few handful to a few hundred and somewhere in there and that's probably going to be more of those size communication that I explain. So bringing it back to more Dows and especially research Dows right now.</text:p>
      <text:p text:style-name="P16">So I can also share with you the link. I don't remember if I did ahead of time, but I'm just putting together different organizations that are in one way or another playing around with the intersection of Dows and science in some kind of capacity. And some of these groups have nothing to do with Web Three, except that they're using it as a Dow, as a mechanism of coordinating and funding. Right? The actual science is all nonrelated to Web Three.</text:p>
      <text:p text:style-name="P16">That gets me super excited and I think thinking from the course tiniest aspect of like us as a group of scientists, where do we want our research or whatever we're doing to have an impact? Great. And then for people like me who for whatever weird reason love building infrastructure or just like open source and just operational layers, how do I work with those separate pockets and be like hey y'all shouldn't be worried about the operations.</text:p>
      <text:p text:style-name="P16">1:25:54 There should be a Dow of operations wrapped around all of the science vows that help you do the operations and there should be a fundraising Dow wrapped around all the science dows that can connect all the main science funders across the planet. And there are these mechanisms that just incentives have never existed there before and I honestly don't think they're there yet.</text:p>
      <text:p text:style-name="P16">From my vantage point, these are still public goods that in any other context but Web Three would comfortably say yeah, we need tax or charity to make this run. But web three being web three. Those are both bad words, right? So we have to pretend that it's all we'll just keep having money trickle in because right now money grows on trees and no one's foraging worried about sustainable funding 50 years from now. But at some point this fun part of our dance comes to an end and we're not just growing on the hoddle beliefs.</text:p>
      <text:p text:style-name="P16">At some point, at some point we recognize like no, we reach probably the zenith, right? And at that point how are we actually going to fund anything that's an infrastructure layer? And right now there's <text:soft-page-break/>some really interesting experimentation. I know we've met a gov the community we mentioned, they have a dot two fund research in the direction of governance.</text:p>
      <text:p text:style-name="P16">1:26:59 I love these kind of experiments but again, peer review.</text:p>
      <text:p text:style-name="P16">And that's one that we want to take a serious focus at smart contract research for them because we don't see who's playing in that direction. We see some people playing on the publishing side, we see people wanting to do the research side but the core infrastructure is just it's less sexy. It's not as fun to build and you don't get to have your name out on things, right? So that's where we want to take a focus on what we want to add. But I want to be respectful of times I know we're getting close to the end here.</text:p>
      <text:p text:style-name="P16"/>
      <text:p text:style-name="P16">1:27:26 Daniel:</text:p>
      <text:p text:style-name="P16">Let's have some last thoughts and then we can do a dot do, we can do more. So yes, bolts Business, operational Legal, Technical, Social that's one acronym that we use. Those are all important for research. And if the person who has the most knowledge of equations is doing the accounting it is not efficient allocation. And then font like formal documents ontology narrative and tools.</text:p>
      <text:p text:style-name="P16">So those are some of the framework force thinking about systems design and then review. Well, here on the live stream where we've done like 36 paper discussions over the last two years or so.</text:p>
      <text:p text:style-name="P16"/>
      <text:p text:style-name="P16">1:28:07 Eugene:</text:p>
      <text:p text:style-name="P16">We.</text:p>
      <text:p text:style-name="P16"/>
      <text:p text:style-name="P16">1:28:07 Daniel:</text:p>
      <text:p text:style-name="P16">Often wonder about where that could go. So having ten people look through it and different people do different things, one person runs the code, one really digs in the citations. It's a live stream. People are rewarded by participating in the lab.</text:p>
      <text:p text:style-name="P16">We're learning by doing. I'm spending more time reading active inference papers than writing them by far. And most researchers probably are two, otherwise one starts getting disconnected from the pack. So how can we make that contribution? Those notes that people make in review not like accept or reject, but yes, and then we have other people's perspective on something, it doesn't mean that it's right.</text:p>
      <text:p text:style-name="P16">So there's so many things that could be done with knowledge annotation and that sounds like a great area to look into. I totally agree that there's been a lot of focus on financialization tokenization conceptualization in research and the Parr that I would like to hear more from is that recognition of the multi year challenge and about what kind of research people want to specifically do and spearhead and hold on tight through.</text:p>
      <text:p text:style-name="P16">1:29:25 Because even when you're getting paid as a grad student in a really lucky situation, it can still be challenging. So when those features like healthcare and weekly check ins with a mentor aren't in place, that's the situation where research will be happening. So what are your last thoughts or where do you think we should go from here?</text:p>
      <text:p text:style-name="P16"/>
      <text:p text:style-name="P16">1:29:50 Eugene:</text:p>
      <text:p text:style-name="P16">I think careful experimentation I think is very important right now. And I also think it's important for the folks who are experimenting to be aware of the potentiality of their experiments. And I think we've all seen how move fast and break things without any concern for potentialities of outcomes can lead to <text:soft-page-break/>very bad outcomes. So for folks who are experimenting with something that realistically almost has a sub 1% probability of ever having a meaningful negative impact on a person, yeah, go crazy, have as much fun as you can experimenting in that direction. Right.</text:p>
      <text:p text:style-name="P16">The more it's actually closer to where people are making their livelihood and are spending their lives and that it can negatively affect a lot of people. The more that review focus and the more questioning there needs to be about how do we make sure that we're doing this right. So honestly, I'm just really excited. We're still early in 22. It's been a whirlwind these last years in so many different ways.</text:p>
      <text:p text:style-name="P16">I'm just hoping that there's more chances for coordination, for collaboration, and especially for folks in the web three space.</text:p>
      <text:p text:style-name="P16">1:30:58 I don't Dean to make whatever predictions. At some point the market is going to turn right. I'm hoping we haven't started yet. Maybe we're already at the beginning of the bear market, who knows?</text:p>
      <text:p text:style-name="P16">I'm not going to pretend not financial.</text:p>
      <text:p text:style-name="P16"/>
      <text:p text:style-name="P16">1:31:08 Daniel:</text:p>
      <text:p text:style-name="P16">Advice, not scientific advice, not legal.</text:p>
      <text:p text:style-name="P16"/>
      <text:p text:style-name="P16">1:31:12 Eugene:</text:p>
      <text:p text:style-name="P16">No formal advice, human to human personal advice, nothing beyond that. Right. But I'm very interested to see, once we hit the bear market, what does the collaboration look like?</text:p>
      <text:p text:style-name="P16">Because I think that's actually going to be where a lot of gold comes and a lot of just intellectual brilliance comes out because then a lot of the noise is going to run away. So I know a lot of people, because of their bank accounts, are horrified of when the market turns. And I get it, but I actually think it's going to be very good and healthy for the industry over the next three to five years and the.</text:p>
      <text:p text:style-name="P16"/>
      <text:p text:style-name="P16">1:31:40 Daniel:</text:p>
      <text:p text:style-name="P16">Way you raise so many important issues. Big thanks for that.</text:p>
      <text:p text:style-name="P16">And with the review, it's almost like we are focusing on the publication and the research and the funding sides, but that piece of review is almost like the first one we need. That is a strange loop of science and we need review on the plans for DCM and review on the frameworks for building the plans for DSI and on all of that. And so that's like, Review Guild is really a strong place for people who want to learn by doing and be a big leverage point. It's like the coefficient of the ants. And the way that knowledge by people who are off doing fieldwork gets incorporated is through review, especially in these new structures, which we probably haven't even seen yet.</text:p>
      <text:p text:style-name="P16">But they're not going to look like Proceedings of the UK 1600 Alchemists. It's going to be quite different, that is for sure.</text:p>
      <text:p text:style-name="P16"/>
      <text:p text:style-name="P16">1:32:37 Eugene:</text:p>
      <text:p text:style-name="P16">Yeah. And for anyone, if you are interested in peer review or these kind of decentralized science, centralized peer review, decentralized publication of research, please let me know. Always feel free to reach out.</text:p>
      <text:p text:style-name="P16">And I love connecting with folks and talking to a lot of folks who are trying to solve this problem from different perspectives and trying to figure out how we all come together to at least share our learnings, <text:soft-page-break/>if nothing else. And I'll definitely make sure to coordinate with you in the active community. On that side, let's do a dot.</text:p>
      <text:p text:style-name="P16"/>
      <text:p text:style-name="P16">1:33:00 Daniel:</text:p>
      <text:p text:style-name="P16">Two with a panel in one or a few months. Let's check back in on some of these themes, revisit the slides, hear from some new perspectives, update on the projects that we talked about today, and just see where we're at.</text:p>
      <text:p text:style-name="P16"/>
      <text:p text:style-name="P16">1:33:13 Eugene:</text:p>
      <text:p text:style-name="P16">Sounds like a plan. Thanks for having me again, Daniel.</text:p>
      <text:p text:style-name="P16"/>
      <text:p text:style-name="P16">1:33:16 Daniel:</text:p>
      <text:p text:style-name="P16">Thank you, Eugene. Awesome conversation. Much appreciated.</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6T15:27:35.659000000</dc:date>
    <meta:editing-duration>PT1H18M1S</meta:editing-duration>
    <meta:editing-cycles>8</meta:editing-cycles>
    <meta:generator>LibreOffice/7.4.1.2$Windows_X86_64 LibreOffice_project/3c58a8f3a960df8bc8fd77b461821e42c061c5f0</meta:generator>
    <meta:document-statistic meta:table-count="1" meta:image-count="0" meta:object-count="0" meta:page-count="29" meta:paragraph-count="358" meta:word-count="17627" meta:character-count="98033" meta:non-whitespace-character-count="80764"/>
  </office:meta>
</office:document-meta>
</file>